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23.6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5.65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21.61mm"/>
    </style:style>
    <style:style style:name="co8" style:family="table-column">
      <style:table-column-properties fo:break-before="auto" style:column-width="23.92mm"/>
    </style:style>
    <style:style style:name="co9" style:family="table-column">
      <style:table-column-properties fo:break-before="auto" style:column-width="18.73mm"/>
    </style:style>
    <style:style style:name="co10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bcc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vertical-align="middle"/>
      <style:text-properties fo:font-weight="bold"/>
    </style:style>
    <style:style style:name="ce3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67" style:family="table-cell" style:parent-style-name="Default">
      <style:text-properties fo:color="#407927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3"/>
          <table:table-cell table:formula="of:=SUM([.A1:.F5])" office:value-type="float" office:value="2100" calcext:value-type="float">
            <text:p>2100</text:p>
          </table:table-cell>
          <table:table-cell table:number-columns-repeated="1014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A4:Zeit0.F5 Zeit0.A1:Zeit0.F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A3:Zeit0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2"/>
        <table:table-column table:style-name="co2" table:default-cell-style-name="ce2"/>
        <table:table-column table:style-name="co1" table:number-columns-repeated="1009" table:default-cell-style-name="ce2"/>
        <table:table-row table:style-name="ro1">
          <table:table-cell table:style-name="ce8" table:formula="of:==SUMPRODUCT([Zeit0.A1:.B2];[$Verteilung.B19:$Verteilung.C20])" office:value-type="float" office:value="0" calcext:value-type="float">
            <text:p>0</text:p>
          </table:table-cell>
          <table:table-cell table:style-name="ce8" table:formula="of:=SUMPRODUCT([Zeit0.A1:.C2];[$Verteilung.F19:$Verteilung.H20])" office:value-type="float" office:value="0" calcext:value-type="float">
            <text:p>0</text:p>
          </table:table-cell>
          <table:table-cell table:style-name="ce8" table:formula="of:=SUMPRODUCT([Zeit0.B1:.D2];[$Verteilung.$J$19:$Verteilung.$L$20])" office:value-type="float" office:value="4.02089939903744" calcext:value-type="float">
            <text:p>4,02089939903744</text:p>
          </table:table-cell>
          <table:table-cell table:style-name="ce8" table:formula="of:=SUMPRODUCT([Zeit0.C1:.E2];[$Verteilung.$J$19:$Verteilung.$L$20])" office:value-type="float" office:value="5.68641046305657" calcext:value-type="float">
            <text:p>5,68641046305657</text:p>
          </table:table-cell>
          <table:table-cell table:style-name="ce8" table:formula="of:=SUMPRODUCT([Zeit0.D1:.F2];[$Verteilung.N19:$Verteilung.P20])" office:value-type="float" office:value="66.9984278608829" calcext:value-type="float">
            <text:p>66,9984278608829</text:p>
          </table:table-cell>
          <table:table-cell table:style-name="ce8" table:formula="of:=SUMPRODUCT([Zeit0.E1:.F2];[$Verteilung.S19:$Verteilung.T20])" office:value-type="float" office:value="829.513105638569" calcext:value-type="float">
            <text:p>829,513105638569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8" table:formula="of:=SUMPRODUCT([Zeit0.A1:.B3];[$Verteilung.B23:$Verteilung.C25])" office:value-type="float" office:value="0" calcext:value-type="float">
            <text:p>0</text:p>
          </table:table-cell>
          <table:table-cell table:style-name="ce8" table:formula="of:=SUMPRODUCT([Zeit0.A1:.C3];[$Verteilung.F23:$Verteilung.H25])" office:value-type="float" office:value="0" calcext:value-type="float">
            <text:p>0</text:p>
          </table:table-cell>
          <table:table-cell table:style-name="ce14" table:formula="of:=SUMPRODUCT([Zeit0.B1:.D3];[$Verteilung.$J$23:$Verteilung.$L$25])" office:value-type="float" office:value="5" calcext:value-type="float">
            <text:p>5</text:p>
          </table:table-cell>
          <table:table-cell table:style-name="ce14" table:formula="of:=SUMPRODUCT([Zeit0.C1:.E3];[$Verteilung.$J$23:$Verteilung.$L$25])" office:value-type="float" office:value="65.8578643762691" calcext:value-type="float">
            <text:p>65,8578643762691</text:p>
          </table:table-cell>
          <table:table-cell table:style-name="ce8" table:formula="of:=SUMPRODUCT([Zeit0.D1:.F3];[$Verteilung.N23:$Verteilung.P25])" office:value-type="float" office:value="49.5318374377398" calcext:value-type="float">
            <text:p>49,5318374377398</text:p>
          </table:table-cell>
          <table:table-cell table:style-name="ce8" table:formula="of:=SUMPRODUCT([Zeit0.E1:.F3];[$Verteilung.S23:$Verteilung.T25])" office:value-type="float" office:value="62.9775284618455" calcext:value-type="float">
            <text:p>62,9775284618455</text:p>
          </table:table-cell>
          <table:table-cell table:number-columns-repeated="8"/>
          <table:table-cell table:style-name="ce16" table:formula="of:=SUM([.A1:.F5])" office:value-type="float" office:value="2101.65714144927" calcext:value-type="float">
            <text:p>2101,65714144927</text:p>
          </table:table-cell>
          <table:table-cell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8" table:formula="of:=SUMPRODUCT([Zeit0.A2:.B4];[$Verteilung.B27:$Verteilung.C29])" office:value-type="float" office:value="56.8641046305657" calcext:value-type="float">
            <text:p>56,8641046305657</text:p>
          </table:table-cell>
          <table:table-cell table:style-name="ce8" table:formula="of:=SUMPRODUCT([Zeit0.A2:.C4];[$Verteilung.F27:$Verteilung.H29])" office:value-type="float" office:value="40.2089939903744" calcext:value-type="float">
            <text:p>40,2089939903744</text:p>
          </table:table-cell>
          <table:table-cell table:style-name="ce14" table:formula="of:=SUMPRODUCT([Zeit0.B2:.D4];[$Verteilung.$J$27:$Verteilung.$L$29])" office:value-type="float" office:value="3.53553390593274" calcext:value-type="float">
            <text:p>3,53553390593274</text:p>
          </table:table-cell>
          <table:table-cell table:style-name="ce8" table:formula="of:=SUMPRODUCT([Zeit0.C2:.E4];[$Verteilung.$J$27:$Verteilung.$L$29])" office:value-type="float" office:value="5" calcext:value-type="float">
            <text:p>5</text:p>
          </table:table-cell>
          <table:table-cell table:style-name="ce8" table:formula="of:=SUMPRODUCT([Zeit0.D2:.F4];[$Verteilung.N27:$Verteilung.P29])" office:value-type="float" office:value="3.53553390593274" calcext:value-type="float">
            <text:p>3,53553390593274</text:p>
          </table:table-cell>
          <table:table-cell table:style-name="ce8" table:formula="of:=SUMPRODUCT([Zeit0.E2:.F4];[$Verteilung.S27:$Verteilung.T29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8" table:formula="of:=SUMPRODUCT([Zeit0.A3:.B5];[$Verteilung.B31:$Verteilung.C33])" office:value-type="float" office:value="748.989698127554" calcext:value-type="float">
            <text:p>748,989698127554</text:p>
          </table:table-cell>
          <table:table-cell table:style-name="ce8" table:formula="of:=SUMPRODUCT([Zeit0.A3:.C5];[$Verteilung.F31:$Verteilung.H33])" office:value-type="float" office:value="56.8641046305657" calcext:value-type="float">
            <text:p>56,8641046305657</text:p>
          </table:table-cell>
          <table:table-cell table:style-name="ce8" table:formula="of:=SUMPRODUCT([Zeit0.B3:.D5];[$Verteilung.$J$31:$Verteilung.$L$33])" office:value-type="float" office:value="0" calcext:value-type="float">
            <text:p>0</text:p>
          </table:table-cell>
          <table:table-cell table:style-name="ce8" table:formula="of:=SUMPRODUCT([Zeit0.C3:.E5];[$Verteilung.$J$31:$Verteilung.$L$33])" office:value-type="float" office:value="0" calcext:value-type="float">
            <text:p>0</text:p>
          </table:table-cell>
          <table:table-cell table:style-name="ce8" table:formula="of:=SUMPRODUCT([Zeit0.D3:.F5];[$Verteilung.N31:$Verteilung.P33])" office:value-type="float" office:value="0" calcext:value-type="float">
            <text:p>0</text:p>
          </table:table-cell>
          <table:table-cell table:style-name="ce8" table:formula="of:=SUMPRODUCT([Zeit0.E3:.F5];[$Verteilung.S31:$Verteilung.T33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8" table:formula="of:=SUMPRODUCT([Zeit0.A4:.B5];[$Verteilung.B36:$Verteilung.C37])" office:value-type="float" office:value="56.8641046305657" calcext:value-type="float">
            <text:p>56,8641046305657</text:p>
          </table:table-cell>
          <table:table-cell table:style-name="ce8" table:formula="of:=SUMPRODUCT([Zeit0.A4:.C5];[$Verteilung.F36:$Verteilung.H37])" office:value-type="float" office:value="40.2089939903744" calcext:value-type="float">
            <text:p>40,2089939903744</text:p>
          </table:table-cell>
          <table:table-cell table:style-name="ce8" table:formula="of:=SUMPRODUCT([Zeit0.B4:.D5];[$Verteilung.$J$36:$Verteilung.$L$37])" office:value-type="float" office:value="0" calcext:value-type="float">
            <text:p>0</text:p>
          </table:table-cell>
          <table:table-cell table:style-name="ce8" table:formula="of:=SUMPRODUCT([Zeit0.C4:.E5];[$Verteilung.$J$36:$Verteilung.$L$37])" office:value-type="float" office:value="0" calcext:value-type="float">
            <text:p>0</text:p>
          </table:table-cell>
          <table:table-cell table:style-name="ce8" table:formula="of:=SUMPRODUCT([Zeit0.D4:.F5];[$Verteilung.N36:$Verteilung.P37])" office:value-type="float" office:value="0" calcext:value-type="float">
            <text:p>0</text:p>
          </table:table-cell>
          <table:table-cell table:style-name="ce8" table:formula="of:=SUMPRODUCT([Zeit0.E4:.F5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number-columns-repeated="16"/>
          <table:table-cell table:style-name="Default" table:number-columns-repeated="9"/>
          <table:table-cell table:number-columns-repeated="999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/>
          <table:table-cell table:style-name="Default" table:number-columns-repeated="9"/>
          <table:table-cell table:number-columns-repeated="999"/>
        </table:table-row>
        <table:table-row table:style-name="ro1" table:number-rows-repeated="3">
          <table:table-cell table:number-columns-repeated="16"/>
          <table:table-cell table:style-name="Default" table:number-columns-repeated="9"/>
          <table:table-cell table:number-columns-repeated="99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A1:Zeit1.F1 Zeit1.A4:Zeit1.F5 Zeit1.A2:Zeit1.B3 Zeit1.D2:Zeit1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C2:Zeit1.C3 Zeit1.D2:Zeit1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2" table:style-name="ta1">
        <table:table-column table:style-name="co1" table:number-columns-repeated="14" table:default-cell-style-name="ce2"/>
        <table:table-column table:style-name="co3" table:default-cell-style-name="ce2"/>
        <table:table-column table:style-name="co1" table:number-columns-repeated="1009" table:default-cell-style-name="ce2"/>
        <table:table-row table:style-name="ro1">
          <table:table-cell table:style-name="ce17" table:formula="of:==SUMPRODUCT([Zeit1.A1:.B2];[$Verteilung.B19:$Verteilung.C20])" office:value-type="float" office:value="0" calcext:value-type="float">
            <text:p>0</text:p>
          </table:table-cell>
          <table:table-cell table:style-name="ce17" table:formula="of:=SUMPRODUCT([Zeit1.A1:.C2];[$Verteilung.F19:$Verteilung.H20])" office:value-type="float" office:value="0.429689814087716" calcext:value-type="float">
            <text:p>0,429689814087716</text:p>
          </table:table-cell>
          <table:table-cell table:style-name="ce17" table:formula="of:=SUMPRODUCT([Zeit1.B1:.D2];[$Verteilung.$J$19:$Verteilung.$L$20])" office:value-type="float" office:value="6.26736386270703" calcext:value-type="float">
            <text:p>6,26736386270703</text:p>
          </table:table-cell>
          <table:table-cell table:style-name="ce17" table:formula="of:=SUMPRODUCT([Zeit1.C1:.E2];[$Verteilung.$J$19:$Verteilung.$L$20])" office:value-type="float" office:value="14.2351321267105" calcext:value-type="float">
            <text:p>14,2351321267105</text:p>
          </table:table-cell>
          <table:table-cell table:style-name="ce17" table:formula="of:=SUMPRODUCT([Zeit1.D1:.F2];[$Verteilung.N19:$Verteilung.P20])" office:value-type="float" office:value="110.742095240893" calcext:value-type="float">
            <text:p>110,742095240893</text:p>
          </table:table-cell>
          <table:table-cell table:style-name="ce17" table:formula="of:=SUMPRODUCT([Zeit1.E1:.F2];[$Verteilung.S19:$Verteilung.T20])" office:value-type="float" office:value="697.23417371278" calcext:value-type="float">
            <text:p>697,23417371278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17" table:formula="of:=SUMPRODUCT([Zeit1.A1:.B3];[$Verteilung.B23:$Verteilung.C25])" office:value-type="float" office:value="4.65512901120007" calcext:value-type="float">
            <text:p>4,65512901120007</text:p>
          </table:table-cell>
          <table:table-cell table:style-name="ce17" table:formula="of:=SUMPRODUCT([Zeit1.A1:.C3];[$Verteilung.F23:$Verteilung.H25])" office:value-type="float" office:value="4.83357446064895" calcext:value-type="float">
            <text:p>4,83357446064895</text:p>
          </table:table-cell>
          <table:table-cell table:style-name="ce18" table:formula="of:=SUMPRODUCT([Zeit1.B1:.D3];[$Verteilung.$J$23:$Verteilung.$L$25])" office:value-type="float" office:value="8.81823213225601" calcext:value-type="float">
            <text:p>8,81823213225601</text:p>
          </table:table-cell>
          <table:table-cell table:style-name="ce19" table:formula="of:=SUMPRODUCT([Zeit1.C1:.E3];[$Verteilung.$J$23:$Verteilung.$L$25])" office:value-type="float" office:value="49.7781432164556" calcext:value-type="float">
            <text:p>49,7781432164556</text:p>
          </table:table-cell>
          <table:table-cell table:style-name="ce17" table:formula="of:=SUMPRODUCT([Zeit1.D1:.F3];[$Verteilung.N23:$Verteilung.P25])" office:value-type="float" office:value="80.8264109289282" calcext:value-type="float">
            <text:p>80,8264109289282</text:p>
          </table:table-cell>
          <table:table-cell table:style-name="ce17" table:formula="of:=SUMPRODUCT([Zeit1.E1:.F3];[$Verteilung.S23:$Verteilung.T25])" office:value-type="float" office:value="104.705736506394" calcext:value-type="float">
            <text:p>104,705736506394</text:p>
          </table:table-cell>
          <table:table-cell table:number-columns-repeated="8"/>
          <table:table-cell table:style-name="ce16" table:formula="of:=SUM([.A1:.F5])" office:value-type="float" office:value="2103.67643737333" calcext:value-type="float">
            <text:p>2103,67643737333</text:p>
          </table:table-cell>
          <table:table-cell table:number-columns-repeated="1009"/>
        </table:table-row>
        <table:table-row table:style-name="ro1">
          <table:table-cell table:style-name="ce17" table:formula="of:=SUMPRODUCT([Zeit1.A2:.B4];[$Verteilung.B27:$Verteilung.C29])" office:value-type="float" office:value="89.2021565221196" calcext:value-type="float">
            <text:p>89,2021565221196</text:p>
          </table:table-cell>
          <table:table-cell table:style-name="ce17" table:formula="of:=SUMPRODUCT([Zeit1.A2:.C4];[$Verteilung.F27:$Verteilung.H29])" office:value-type="float" office:value="63.0271920176636" calcext:value-type="float">
            <text:p>63,0271920176636</text:p>
          </table:table-cell>
          <table:table-cell table:style-name="ce18" table:formula="of:=SUMPRODUCT([Zeit1.B2:.D4];[$Verteilung.$J$27:$Verteilung.$L$29])" office:value-type="float" office:value="9.17775364852982" calcext:value-type="float">
            <text:p>9,17775364852982</text:p>
          </table:table-cell>
          <table:table-cell table:style-name="ce17" table:formula="of:=SUMPRODUCT([Zeit1.C2:.E4];[$Verteilung.$J$27:$Verteilung.$L$29])" office:value-type="float" office:value="8.86733143035959" calcext:value-type="float">
            <text:p>8,86733143035959</text:p>
          </table:table-cell>
          <table:table-cell table:style-name="ce17" table:formula="of:=SUMPRODUCT([Zeit1.D2:.F4];[$Verteilung.N27:$Verteilung.P29])" office:value-type="float" office:value="9.91570918483034" calcext:value-type="float">
            <text:p>9,91570918483034</text:p>
          </table:table-cell>
          <table:table-cell table:style-name="ce17" table:formula="of:=SUMPRODUCT([Zeit1.E2:.F4];[$Verteilung.S27:$Verteilung.T29])" office:value-type="float" office:value="5.77383109164697" calcext:value-type="float">
            <text:p>5,77383109164697</text:p>
          </table:table-cell>
          <table:table-cell table:number-columns-repeated="1018"/>
        </table:table-row>
        <table:table-row table:style-name="ro1">
          <table:table-cell table:style-name="ce17" table:formula="of:=SUMPRODUCT([Zeit1.A3:.B5];[$Verteilung.B31:$Verteilung.C33])" office:value-type="float" office:value="573.68182610948" calcext:value-type="float">
            <text:p>573,68182610948</text:p>
          </table:table-cell>
          <table:table-cell table:style-name="ce17" table:formula="of:=SUMPRODUCT([Zeit1.A3:.C5];[$Verteilung.F31:$Verteilung.H33])" office:value-type="float" office:value="89.2807231136053" calcext:value-type="float">
            <text:p>89,2807231136053</text:p>
          </table:table-cell>
          <table:table-cell table:style-name="ce17" table:formula="of:=SUMPRODUCT([Zeit1.B3:.D5];[$Verteilung.$J$31:$Verteilung.$L$33])" office:value-type="float" office:value="6.23512443560367" calcext:value-type="float">
            <text:p>6,23512443560367</text:p>
          </table:table-cell>
          <table:table-cell table:style-name="ce17" table:formula="of:=SUMPRODUCT([Zeit1.C3:.E5];[$Verteilung.$J$31:$Verteilung.$L$33])" office:value-type="float" office:value="0.5" calcext:value-type="float">
            <text:p>0,5</text:p>
          </table:table-cell>
          <table:table-cell table:style-name="ce17" table:formula="of:=SUMPRODUCT([Zeit1.D3:.F5];[$Verteilung.N31:$Verteilung.P33])" office:value-type="float" office:value="0.353553390593274" calcext:value-type="float">
            <text:p>0,353553390593274</text:p>
          </table:table-cell>
          <table:table-cell table:style-name="ce17" table:formula="of:=SUMPRODUCT([Zeit1.E3:.F5];[$Verteilung.S31:$Verteilung.T33])" office:value-type="float" office:value="0.125" calcext:value-type="float">
            <text:p>0,125</text:p>
          </table:table-cell>
          <table:table-cell table:number-columns-repeated="1018"/>
        </table:table-row>
        <table:table-row table:style-name="ro1">
          <table:table-cell table:style-name="ce17" table:formula="of:=SUMPRODUCT([Zeit1.A4:.B5];[$Verteilung.B36:$Verteilung.C37])" office:value-type="float" office:value="94.0570467338753" calcext:value-type="float">
            <text:p>94,0570467338753</text:p>
          </table:table-cell>
          <table:table-cell table:style-name="ce17" table:formula="of:=SUMPRODUCT([Zeit1.A4:.C5];[$Verteilung.F36:$Verteilung.H37])" office:value-type="float" office:value="66.6566105410834" calcext:value-type="float">
            <text:p>66,6566105410834</text:p>
          </table:table-cell>
          <table:table-cell table:style-name="ce17" table:formula="of:=SUMPRODUCT([Zeit1.B4:.D5];[$Verteilung.$J$36:$Verteilung.$L$37])" office:value-type="float" office:value="4.29689814087716" calcext:value-type="float">
            <text:p>4,29689814087716</text:p>
          </table:table-cell>
          <table:table-cell table:style-name="ce17" table:formula="of:=SUMPRODUCT([Zeit1.C4:.E5];[$Verteilung.$J$36:$Verteilung.$L$37])" office:value-type="float" office:value="0" calcext:value-type="float">
            <text:p>0</text:p>
          </table:table-cell>
          <table:table-cell table:style-name="ce17" table:formula="of:=SUMPRODUCT([Zeit1.D4:.F5];[$Verteilung.N36:$Verteilung.P37])" office:value-type="float" office:value="0" calcext:value-type="float">
            <text:p>0</text:p>
          </table:table-cell>
          <table:table-cell table:style-name="ce17" table:formula="of:=SUMPRODUCT([Zeit1.E4:.F5];[$Verteilung.S36:$Verteilung.T37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1:Zeit2.F1 Zeit2.A4:Zeit2.F5 Zeit2.A2:Zeit2.B3 Zeit2.D2:Zeit2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C2:Zeit2.C3 Zeit2.D2:Zeit2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4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style-name="ce20" table:formula="of:==SUMPRODUCT([Zeit2.A1:.B2];[$Verteilung.B19:$Verteilung.C20])" office:value-type="float" office:value="0.460036333633384" calcext:value-type="float">
            <text:p>0,460036333633384</text:p>
          </table:table-cell>
          <table:table-cell table:style-name="ce20" table:formula="of:=SUMPRODUCT([Zeit2.A1:.C2];[$Verteilung.F19:$Verteilung.H20])" office:value-type="float" office:value="1.49482845970618" calcext:value-type="float">
            <text:p>1,49482845970618</text:p>
          </table:table-cell>
          <table:table-cell table:style-name="ce20" table:formula="of:=SUMPRODUCT([Zeit2.B1:.D2];[$Verteilung.$J$19:$Verteilung.$L$20])" office:value-type="float" office:value="8.22541603932259" calcext:value-type="float">
            <text:p>8,22541603932259</text:p>
          </table:table-cell>
          <table:table-cell table:style-name="ce20" table:formula="of:=SUMPRODUCT([Zeit2.C1:.E2];[$Verteilung.$J$19:$Verteilung.$L$20])" office:value-type="float" office:value="23.750715897916" calcext:value-type="float">
            <text:p>23,750715897916</text:p>
          </table:table-cell>
          <table:table-cell table:style-name="ce20" table:formula="of:=SUMPRODUCT([Zeit2.D1:.F2];[$Verteilung.N19:$Verteilung.P20])" office:value-type="float" office:value="138.472004426102" calcext:value-type="float">
            <text:p>138,472004426102</text:p>
          </table:table-cell>
          <table:table-cell table:style-name="ce20" table:formula="of:=SUMPRODUCT([Zeit2.E1:.F2];[$Verteilung.S19:$Verteilung.T20])" office:value-type="float" office:value="593.473778004077" calcext:value-type="float">
            <text:p>593,473778004077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20" table:formula="of:=SUMPRODUCT([Zeit2.A1:.B3];[$Verteilung.B23:$Verteilung.C25])" office:value-type="float" office:value="11.0463482965161" calcext:value-type="float">
            <text:p>11,0463482965161</text:p>
          </table:table-cell>
          <table:table-cell table:style-name="ce20" table:formula="of:=SUMPRODUCT([Zeit2.A1:.C3];[$Verteilung.F23:$Verteilung.H25])" office:value-type="float" office:value="11.2279197534889" calcext:value-type="float">
            <text:p>11,2279197534889</text:p>
          </table:table-cell>
          <table:table-cell table:style-name="ce21" table:formula="of:=SUMPRODUCT([Zeit2.B1:.D3];[$Verteilung.$J$23:$Verteilung.$L$25])" office:value-type="float" office:value="12.4848739490753" calcext:value-type="float">
            <text:p>12,4848739490753</text:p>
          </table:table-cell>
          <table:table-cell table:style-name="ce22" table:formula="of:=SUMPRODUCT([Zeit2.C1:.E3];[$Verteilung.$J$23:$Verteilung.$L$25])" office:value-type="float" office:value="43.8977773059824" calcext:value-type="float">
            <text:p>43,8977773059824</text:p>
          </table:table-cell>
          <table:table-cell table:style-name="ce20" table:formula="of:=SUMPRODUCT([Zeit2.D1:.F3];[$Verteilung.N23:$Verteilung.P25])" office:value-type="float" office:value="100.633655427637" calcext:value-type="float">
            <text:p>100,633655427637</text:p>
          </table:table-cell>
          <table:table-cell table:style-name="ce20" table:formula="of:=SUMPRODUCT([Zeit2.E1:.F3];[$Verteilung.S23:$Verteilung.T25])" office:value-type="float" office:value="131.506648781742" calcext:value-type="float">
            <text:p>131,506648781742</text:p>
          </table:table-cell>
          <table:table-cell table:number-columns-repeated="8"/>
          <table:table-cell table:style-name="ce16" table:formula="of:=SUM([.A1:.F5])" office:value-type="float" office:value="2106.09795534568" calcext:value-type="float">
            <text:p>2106,09795534568</text:p>
          </table:table-cell>
          <table:table-cell table:number-columns-repeated="1009"/>
        </table:table-row>
        <table:table-row table:style-name="ro1">
          <table:table-cell table:style-name="ce20" table:formula="of:=SUMPRODUCT([Zeit2.A2:.B4];[$Verteilung.B27:$Verteilung.C29])" office:value-type="float" office:value="106.176911915486" calcext:value-type="float">
            <text:p>106,176911915486</text:p>
          </table:table-cell>
          <table:table-cell table:style-name="ce20" table:formula="of:=SUMPRODUCT([Zeit2.A2:.C4];[$Verteilung.F27:$Verteilung.H29])" office:value-type="float" office:value="75.5319296403451" calcext:value-type="float">
            <text:p>75,5319296403451</text:p>
          </table:table-cell>
          <table:table-cell table:style-name="ce21" table:formula="of:=SUMPRODUCT([Zeit2.B2:.D4];[$Verteilung.$J$27:$Verteilung.$L$29])" office:value-type="float" office:value="15.4967102531904" calcext:value-type="float">
            <text:p>15,4967102531904</text:p>
          </table:table-cell>
          <table:table-cell table:style-name="ce20" table:formula="of:=SUMPRODUCT([Zeit2.C2:.E4];[$Verteilung.$J$27:$Verteilung.$L$29])" office:value-type="float" office:value="12.7107770984697" calcext:value-type="float">
            <text:p>12,7107770984697</text:p>
          </table:table-cell>
          <table:table-cell table:style-name="ce20" table:formula="of:=SUMPRODUCT([Zeit2.D2:.F4];[$Verteilung.N27:$Verteilung.P29])" office:value-type="float" office:value="17.3537020845828" calcext:value-type="float">
            <text:p>17,3537020845828</text:p>
          </table:table-cell>
          <table:table-cell table:style-name="ce20" table:formula="of:=SUMPRODUCT([Zeit2.E2:.F4];[$Verteilung.S27:$Verteilung.T29])" office:value-type="float" office:value="14.1136585976059" calcext:value-type="float">
            <text:p>14,1136585976059</text:p>
          </table:table-cell>
          <table:table-cell table:number-columns-repeated="1018"/>
        </table:table-row>
        <table:table-row table:style-name="ro1">
          <table:table-cell table:style-name="ce20" table:formula="of:=SUMPRODUCT([Zeit2.A3:.B5];[$Verteilung.B31:$Verteilung.C33])" office:value-type="float" office:value="450.050238010556" calcext:value-type="float">
            <text:p>450,050238010556</text:p>
          </table:table-cell>
          <table:table-cell table:style-name="ce20" table:formula="of:=SUMPRODUCT([Zeit2.A3:.C5];[$Verteilung.F31:$Verteilung.H33])" office:value-type="float" office:value="106.946283859768" calcext:value-type="float">
            <text:p>106,946283859768</text:p>
          </table:table-cell>
          <table:table-cell table:style-name="ce20" table:formula="of:=SUMPRODUCT([Zeit2.B3:.D5];[$Verteilung.$J$31:$Verteilung.$L$33])" office:value-type="float" office:value="14.5206334037467" calcext:value-type="float">
            <text:p>14,5206334037467</text:p>
          </table:table-cell>
          <table:table-cell table:style-name="ce20" table:formula="of:=SUMPRODUCT([Zeit2.C3:.E5];[$Verteilung.$J$31:$Verteilung.$L$33])" office:value-type="float" office:value="1.94991958852307" calcext:value-type="float">
            <text:p>1,94991958852307</text:p>
          </table:table-cell>
          <table:table-cell table:style-name="ce20" table:formula="of:=SUMPRODUCT([Zeit2.D3:.F5];[$Verteilung.N31:$Verteilung.P33])" office:value-type="float" office:value="1.30640363373222" calcext:value-type="float">
            <text:p>1,30640363373222</text:p>
          </table:table-cell>
          <table:table-cell table:style-name="ce20" table:formula="of:=SUMPRODUCT([Zeit2.E3:.F5];[$Verteilung.S31:$Verteilung.T33])" office:value-type="float" office:value="0.772721752793886" calcext:value-type="float">
            <text:p>0,772721752793886</text:p>
          </table:table-cell>
          <table:table-cell table:number-columns-repeated="1018"/>
        </table:table-row>
        <table:table-row table:style-name="ro1">
          <table:table-cell table:style-name="ce20" table:formula="of:=SUMPRODUCT([Zeit2.A4:.B5];[$Verteilung.B36:$Verteilung.C37])" office:value-type="float" office:value="117.590375041223" calcext:value-type="float">
            <text:p>117,590375041223</text:p>
          </table:table-cell>
          <table:table-cell table:style-name="ce20" table:formula="of:=SUMPRODUCT([Zeit2.A4:.C5];[$Verteilung.F36:$Verteilung.H37])" office:value-type="float" office:value="83.8445844031627" calcext:value-type="float">
            <text:p>83,8445844031627</text:p>
          </table:table-cell>
          <table:table-cell table:style-name="ce20" table:formula="of:=SUMPRODUCT([Zeit2.B4:.D5];[$Verteilung.$J$36:$Verteilung.$L$37])" office:value-type="float" office:value="10.4946850460008" calcext:value-type="float">
            <text:p>10,4946850460008</text:p>
          </table:table-cell>
          <table:table-cell table:style-name="ce20" table:formula="of:=SUMPRODUCT([Zeit2.C4:.E5];[$Verteilung.$J$36:$Verteilung.$L$37])" office:value-type="float" office:value="0.502284203967587" calcext:value-type="float">
            <text:p>0,502284203967587</text:p>
          </table:table-cell>
          <table:table-cell table:style-name="ce20" table:formula="of:=SUMPRODUCT([Zeit2.D4:.F5];[$Verteilung.N36:$Verteilung.P37])" office:value-type="float" office:value="0.0425261242487968" calcext:value-type="float">
            <text:p>0,042526124248797</text:p>
          </table:table-cell>
          <table:table-cell table:style-name="ce20" table:formula="of:=SUMPRODUCT([Zeit2.E4:.F5];[$Verteilung.S36:$Verteilung.T37])" office:value-type="float" office:value="0.0196080130788207" calcext:value-type="float">
            <text:p>0,01960801307882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1:Zeit3.F1 Zeit3.A4:Zeit3.F5 Zeit3.A2:Zeit3.B3 Zeit3.D2:Zeit3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C2:Zeit3.C3 Zeit3.D2:Zeit3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4" table:style-name="ta1">
        <table:table-column table:style-name="co1" table:number-columns-repeated="14" table:default-cell-style-name="ce2"/>
        <table:table-column table:style-name="co2" table:default-cell-style-name="ce2"/>
        <table:table-column table:style-name="co1" table:number-columns-repeated="1009" table:default-cell-style-name="ce2"/>
        <table:table-row table:style-name="ro1">
          <table:table-cell table:style-name="ce23" table:formula="of:==SUMPRODUCT([Zeit3.A1:.B2];[$Verteilung.B19:$Verteilung.C20])" office:value-type="float" office:value="1.49171586489057" calcext:value-type="float">
            <text:p>1,49171586489057</text:p>
          </table:table-cell>
          <table:table-cell table:style-name="ce23" table:formula="of:=SUMPRODUCT([Zeit3.A1:.C2];[$Verteilung.F19:$Verteilung.H20])" office:value-type="float" office:value="3.20094636387781" calcext:value-type="float">
            <text:p>3,20094636387781</text:p>
          </table:table-cell>
          <table:table-cell table:style-name="ce23" table:formula="of:=SUMPRODUCT([Zeit3.B1:.D2];[$Verteilung.$J$19:$Verteilung.$L$20])" office:value-type="float" office:value="10.5228071523923" calcext:value-type="float">
            <text:p>10,5228071523923</text:p>
          </table:table-cell>
          <table:table-cell table:style-name="ce23" table:formula="of:=SUMPRODUCT([Zeit3.C1:.E2];[$Verteilung.$J$19:$Verteilung.$L$20])" office:value-type="float" office:value="33.1754490667583" calcext:value-type="float">
            <text:p>33,1754490667583</text:p>
          </table:table-cell>
          <table:table-cell table:style-name="ce23" table:formula="of:=SUMPRODUCT([Zeit3.D1:.F2];[$Verteilung.N19:$Verteilung.P20])" office:value-type="float" office:value="155.215457959744" calcext:value-type="float">
            <text:p>155,215457959744</text:p>
          </table:table-cell>
          <table:table-cell table:style-name="ce23" table:formula="of:=SUMPRODUCT([Zeit3.E1:.F2];[$Verteilung.S19:$Verteilung.T20])" office:value-type="float" office:value="511.20430809967" calcext:value-type="float">
            <text:p>511,20430809967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23" table:formula="of:=SUMPRODUCT([Zeit3.A1:.B3];[$Verteilung.B23:$Verteilung.C25])" office:value-type="float" office:value="17.6321865742939" calcext:value-type="float">
            <text:p>17,6321865742939</text:p>
          </table:table-cell>
          <table:table-cell table:style-name="ce23" table:formula="of:=SUMPRODUCT([Zeit3.A1:.C3];[$Verteilung.F23:$Verteilung.H25])" office:value-type="float" office:value="17.6768313560066" calcext:value-type="float">
            <text:p>17,6768313560066</text:p>
          </table:table-cell>
          <table:table-cell table:style-name="ce24" table:formula="of:=SUMPRODUCT([Zeit3.B1:.D3];[$Verteilung.$J$23:$Verteilung.$L$25])" office:value-type="float" office:value="16.3560713944762" calcext:value-type="float">
            <text:p>16,3560713944762</text:p>
          </table:table-cell>
          <table:table-cell table:style-name="ce31" table:formula="of:=SUMPRODUCT([Zeit3.C1:.E3];[$Verteilung.$J$23:$Verteilung.$L$25])" office:value-type="float" office:value="43.6121603243379" calcext:value-type="float">
            <text:p>43,6121603243379</text:p>
          </table:table-cell>
          <table:table-cell table:style-name="ce23" table:formula="of:=SUMPRODUCT([Zeit3.D1:.F3];[$Verteilung.N23:$Verteilung.P25])" office:value-type="float" office:value="113.090204708176" calcext:value-type="float">
            <text:p>113,090204708176</text:p>
          </table:table-cell>
          <table:table-cell table:style-name="ce23" table:formula="of:=SUMPRODUCT([Zeit3.E1:.F3];[$Verteilung.S23:$Verteilung.T25])" office:value-type="float" office:value="147.888246263949" calcext:value-type="float">
            <text:p>147,888246263949</text:p>
          </table:table-cell>
          <table:table-cell table:number-columns-repeated="8"/>
          <table:table-cell table:style-name="ce16" table:formula="of:=SUM([.A1:.F5])" office:value-type="float" office:value="2108.90180893516" calcext:value-type="float">
            <text:p>2108,90180893516</text:p>
          </table:table-cell>
          <table:table-cell table:number-columns-repeated="1009"/>
        </table:table-row>
        <table:table-row table:style-name="ro1">
          <table:table-cell table:style-name="ce23" table:formula="of:=SUMPRODUCT([Zeit3.A2:.B4];[$Verteilung.B27:$Verteilung.C29])" office:value-type="float" office:value="113.699943251088" calcext:value-type="float">
            <text:p>113,699943251088</text:p>
          </table:table-cell>
          <table:table-cell table:style-name="ce23" table:formula="of:=SUMPRODUCT([Zeit3.A2:.C4];[$Verteilung.F27:$Verteilung.H29])" office:value-type="float" office:value="81.9599352418837" calcext:value-type="float">
            <text:p>81,9599352418837</text:p>
          </table:table-cell>
          <table:table-cell table:style-name="ce24" table:formula="of:=SUMPRODUCT([Zeit3.B2:.D4];[$Verteilung.$J$27:$Verteilung.$L$29])" office:value-type="float" office:value="21.7672630315186" calcext:value-type="float">
            <text:p>21,7672630315186</text:p>
          </table:table-cell>
          <table:table-cell table:style-name="ce23" table:formula="of:=SUMPRODUCT([Zeit3.C2:.E4];[$Verteilung.$J$27:$Verteilung.$L$29])" office:value-type="float" office:value="16.8648660250647" calcext:value-type="float">
            <text:p>16,8648660250647</text:p>
          </table:table-cell>
          <table:table-cell table:style-name="ce23" table:formula="of:=SUMPRODUCT([Zeit3.D2:.F4];[$Verteilung.N27:$Verteilung.P29])" office:value-type="float" office:value="24.9036612340008" calcext:value-type="float">
            <text:p>24,9036612340008</text:p>
          </table:table-cell>
          <table:table-cell table:style-name="ce23" table:formula="of:=SUMPRODUCT([Zeit3.E2:.F4];[$Verteilung.S27:$Verteilung.T29])" office:value-type="float" office:value="23.1786428122798" calcext:value-type="float">
            <text:p>23,1786428122798</text:p>
          </table:table-cell>
          <table:table-cell table:number-columns-repeated="1018"/>
        </table:table-row>
        <table:table-row table:style-name="ro1">
          <table:table-cell table:style-name="ce23" table:formula="of:=SUMPRODUCT([Zeit3.A3:.B5];[$Verteilung.B31:$Verteilung.C33])" office:value-type="float" office:value="361.915275694891" calcext:value-type="float">
            <text:p>361,915275694891</text:p>
          </table:table-cell>
          <table:table-cell table:style-name="ce23" table:formula="of:=SUMPRODUCT([Zeit3.A3:.C5];[$Verteilung.F31:$Verteilung.H33])" office:value-type="float" office:value="115.770272227437" calcext:value-type="float">
            <text:p>115,770272227437</text:p>
          </table:table-cell>
          <table:table-cell table:style-name="ce23" table:formula="of:=SUMPRODUCT([Zeit3.B3:.D5];[$Verteilung.$J$31:$Verteilung.$L$33])" office:value-type="float" office:value="22.890749156404" calcext:value-type="float">
            <text:p>22,890749156404</text:p>
          </table:table-cell>
          <table:table-cell table:style-name="ce23" table:formula="of:=SUMPRODUCT([Zeit3.C3:.E5];[$Verteilung.$J$31:$Verteilung.$L$33])" office:value-type="float" office:value="4.3247561734425" calcext:value-type="float">
            <text:p>4,3247561734425</text:p>
          </table:table-cell>
          <table:table-cell table:style-name="ce23" table:formula="of:=SUMPRODUCT([Zeit3.D3:.F5];[$Verteilung.N31:$Verteilung.P33])" office:value-type="float" office:value="2.90986832869227" calcext:value-type="float">
            <text:p>2,90986832869227</text:p>
          </table:table-cell>
          <table:table-cell table:style-name="ce23" table:formula="of:=SUMPRODUCT([Zeit3.E3:.F5];[$Verteilung.S31:$Verteilung.T33])" office:value-type="float" office:value="1.9985548843163" calcext:value-type="float">
            <text:p>1,9985548843163</text:p>
          </table:table-cell>
          <table:table-cell table:number-columns-repeated="1018"/>
        </table:table-row>
        <table:table-row table:style-name="ro1">
          <table:table-cell table:style-name="ce23" table:formula="of:=SUMPRODUCT([Zeit3.A4:.B5];[$Verteilung.B36:$Verteilung.C37])" office:value-type="float" office:value="131.683330364097" calcext:value-type="float">
            <text:p>131,683330364097</text:p>
          </table:table-cell>
          <table:table-cell table:style-name="ce23" table:formula="of:=SUMPRODUCT([Zeit3.A4:.C5];[$Verteilung.F36:$Verteilung.H37])" office:value-type="float" office:value="94.7578154471404" calcext:value-type="float">
            <text:p>94,7578154471404</text:p>
          </table:table-cell>
          <table:table-cell table:style-name="ce23" table:formula="of:=SUMPRODUCT([Zeit3.B4:.D5];[$Verteilung.$J$36:$Verteilung.$L$37])" office:value-type="float" office:value="17.2328140116595" calcext:value-type="float">
            <text:p>17,2328140116595</text:p>
          </table:table-cell>
          <table:table-cell table:style-name="ce23" table:formula="of:=SUMPRODUCT([Zeit3.C4:.E5];[$Verteilung.$J$36:$Verteilung.$L$37])" office:value-type="float" office:value="1.63246101299411" calcext:value-type="float">
            <text:p>1,63246101299411</text:p>
          </table:table-cell>
          <table:table-cell table:style-name="ce23" table:formula="of:=SUMPRODUCT([Zeit3.D4:.F5];[$Verteilung.N36:$Verteilung.P37])" office:value-type="float" office:value="0.2364031218535" calcext:value-type="float">
            <text:p>0,2364031218535</text:p>
          </table:table-cell>
          <table:table-cell table:style-name="ce23" table:formula="of:=SUMPRODUCT([Zeit3.E4:.F5];[$Verteilung.S36:$Verteilung.T37])" office:value-type="float" office:value="0.108811787823356" calcext:value-type="float">
            <text:p>0,108811787823356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A1:Zeit4.F1 Zeit4.A4:Zeit4.F5 Zeit4.A2:Zeit4.B3 Zeit4.D2:Zeit4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C2:Zeit4.C3 Zeit4.D2:Zeit4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5" table:style-name="ta1">
        <table:table-column table:style-name="co1" table:number-columns-repeated="14" table:default-cell-style-name="ce2"/>
        <table:table-column table:style-name="co5" table:default-cell-style-name="ce2"/>
        <table:table-column table:style-name="co1" table:number-columns-repeated="1009" table:default-cell-style-name="ce2"/>
        <table:table-row table:style-name="ro1">
          <table:table-cell table:style-name="ce32" table:formula="of:==SUMPRODUCT([Zeit4.A1:.B2];[$Verteilung.B19:$Verteilung.C20])" office:value-type="float" office:value="3.04702567708055" calcext:value-type="float">
            <text:p>3,04702567708055</text:p>
          </table:table-cell>
          <table:table-cell table:style-name="ce32" table:formula="of:=SUMPRODUCT([Zeit4.A1:.C2];[$Verteilung.F19:$Verteilung.H20])" office:value-type="float" office:value="5.46160128423676" calcext:value-type="float">
            <text:p>5,46160128423676</text:p>
          </table:table-cell>
          <table:table-cell table:style-name="ce32" table:formula="of:=SUMPRODUCT([Zeit4.B1:.D2];[$Verteilung.$J$19:$Verteilung.$L$20])" office:value-type="float" office:value="13.3444273616469" calcext:value-type="float">
            <text:p>13,3444273616469</text:p>
          </table:table-cell>
          <table:table-cell table:style-name="ce32" table:formula="of:=SUMPRODUCT([Zeit4.C1:.E2];[$Verteilung.$J$19:$Verteilung.$L$20])" office:value-type="float" office:value="41.9574986161183" calcext:value-type="float">
            <text:p>41,9574986161183</text:p>
          </table:table-cell>
          <table:table-cell table:style-name="ce32" table:formula="of:=SUMPRODUCT([Zeit4.D1:.F2];[$Verteilung.N19:$Verteilung.P20])" office:value-type="float" office:value="164.466467002942" calcext:value-type="float">
            <text:p>164,466467002942</text:p>
          </table:table-cell>
          <table:table-cell table:style-name="ce32" table:formula="of:=SUMPRODUCT([Zeit4.E1:.F2];[$Verteilung.S19:$Verteilung.T20])" office:value-type="float" office:value="445.284736510208" calcext:value-type="float">
            <text:p>445,284736510208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2" table:formula="of:=SUMPRODUCT([Zeit4.A1:.B3];[$Verteilung.B23:$Verteilung.C25])" office:value-type="float" office:value="23.6759858481328" calcext:value-type="float">
            <text:p>23,6759858481328</text:p>
          </table:table-cell>
          <table:table-cell table:style-name="ce32" table:formula="of:=SUMPRODUCT([Zeit4.A1:.C3];[$Verteilung.F23:$Verteilung.H25])" office:value-type="float" office:value="23.5729310411701" calcext:value-type="float">
            <text:p>23,5729310411701</text:p>
          </table:table-cell>
          <table:table-cell table:style-name="ce33" table:formula="of:=SUMPRODUCT([Zeit4.B1:.D3];[$Verteilung.$J$23:$Verteilung.$L$25])" office:value-type="float" office:value="20.4795846802995" calcext:value-type="float">
            <text:p>20,4795846802995</text:p>
          </table:table-cell>
          <table:table-cell table:style-name="ce34" table:formula="of:=SUMPRODUCT([Zeit4.C1:.E3];[$Verteilung.$J$23:$Verteilung.$L$25])" office:value-type="float" office:value="46.238321968736" calcext:value-type="float">
            <text:p>46,238321968736</text:p>
          </table:table-cell>
          <table:table-cell table:style-name="ce32" table:formula="of:=SUMPRODUCT([Zeit4.D1:.F3];[$Verteilung.N23:$Verteilung.P25])" office:value-type="float" office:value="120.767377012331" calcext:value-type="float">
            <text:p>120,767377012331</text:p>
          </table:table-cell>
          <table:table-cell table:style-name="ce32" table:formula="of:=SUMPRODUCT([Zeit4.E1:.F3];[$Verteilung.S23:$Verteilung.T25])" office:value-type="float" office:value="157.055234597558" calcext:value-type="float">
            <text:p>157,055234597558</text:p>
          </table:table-cell>
          <table:table-cell table:number-columns-repeated="8"/>
          <table:table-cell table:style-name="ce16" table:formula="of:=SUM([.A1:.F5])" office:value-type="float" office:value="2112.03871151633" calcext:value-type="float">
            <text:p>2112,03871151633</text:p>
          </table:table-cell>
          <table:table-cell table:number-columns-repeated="1009"/>
        </table:table-row>
        <table:table-row table:style-name="ro1">
          <table:table-cell table:style-name="ce32" table:formula="of:=SUMPRODUCT([Zeit4.A2:.B4];[$Verteilung.B27:$Verteilung.C29])" office:value-type="float" office:value="115.558777135265" calcext:value-type="float">
            <text:p>115,558777135265</text:p>
          </table:table-cell>
          <table:table-cell table:style-name="ce32" table:formula="of:=SUMPRODUCT([Zeit4.A2:.C4];[$Verteilung.F27:$Verteilung.H29])" office:value-type="float" office:value="84.8520330717656" calcext:value-type="float">
            <text:p>84,8520330717656</text:p>
          </table:table-cell>
          <table:table-cell table:style-name="ce33" table:formula="of:=SUMPRODUCT([Zeit4.B2:.D4];[$Verteilung.$J$27:$Verteilung.$L$29])" office:value-type="float" office:value="27.6519291865302" calcext:value-type="float">
            <text:p>27,6519291865302</text:p>
          </table:table-cell>
          <table:table-cell table:style-name="ce32" table:formula="of:=SUMPRODUCT([Zeit4.C2:.E4];[$Verteilung.$J$27:$Verteilung.$L$29])" office:value-type="float" office:value="21.3260391928937" calcext:value-type="float">
            <text:p>21,3260391928937</text:p>
          </table:table-cell>
          <table:table-cell table:style-name="ce32" table:formula="of:=SUMPRODUCT([Zeit4.D2:.F4];[$Verteilung.N27:$Verteilung.P29])" office:value-type="float" office:value="32.0839225862271" calcext:value-type="float">
            <text:p>32,0839225862271</text:p>
          </table:table-cell>
          <table:table-cell table:style-name="ce32" table:formula="of:=SUMPRODUCT([Zeit4.E2:.F4];[$Verteilung.S27:$Verteilung.T29])" office:value-type="float" office:value="31.9641140639284" calcext:value-type="float">
            <text:p>31,9641140639284</text:p>
          </table:table-cell>
          <table:table-cell table:number-columns-repeated="1018"/>
        </table:table-row>
        <table:table-row table:style-name="ro1">
          <table:table-cell table:style-name="ce32" table:formula="of:=SUMPRODUCT([Zeit4.A3:.B5];[$Verteilung.B31:$Verteilung.C33])" office:value-type="float" office:value="298.325700588926" calcext:value-type="float">
            <text:p>298,325700588926</text:p>
          </table:table-cell>
          <table:table-cell table:style-name="ce32" table:formula="of:=SUMPRODUCT([Zeit4.A3:.C5];[$Verteilung.F31:$Verteilung.H33])" office:value-type="float" office:value="119.35303360399" calcext:value-type="float">
            <text:p>119,35303360399</text:p>
          </table:table-cell>
          <table:table-cell table:style-name="ce32" table:formula="of:=SUMPRODUCT([Zeit4.B3:.D5];[$Verteilung.$J$31:$Verteilung.$L$33])" office:value-type="float" office:value="30.5181420479742" calcext:value-type="float">
            <text:p>30,5181420479742</text:p>
          </table:table-cell>
          <table:table-cell table:style-name="ce32" table:formula="of:=SUMPRODUCT([Zeit4.C3:.E5];[$Verteilung.$J$31:$Verteilung.$L$33])" office:value-type="float" office:value="7.42678066302395" calcext:value-type="float">
            <text:p>7,42678066302395</text:p>
          </table:table-cell>
          <table:table-cell table:style-name="ce32" table:formula="of:=SUMPRODUCT([Zeit4.D3:.F5];[$Verteilung.N31:$Verteilung.P33])" office:value-type="float" office:value="5.10362506367603" calcext:value-type="float">
            <text:p>5,10362506367603</text:p>
          </table:table-cell>
          <table:table-cell table:style-name="ce32" table:formula="of:=SUMPRODUCT([Zeit4.E3:.F5];[$Verteilung.S31:$Verteilung.T33])" office:value-type="float" office:value="3.71342007605571" calcext:value-type="float">
            <text:p>3,71342007605571</text:p>
          </table:table-cell>
          <table:table-cell table:number-columns-repeated="1018"/>
        </table:table-row>
        <table:table-row table:style-name="ro1">
          <table:table-cell table:style-name="ce32" table:formula="of:=SUMPRODUCT([Zeit4.A4:.B5];[$Verteilung.B36:$Verteilung.C37])" office:value-type="float" office:value="139.294451995408" calcext:value-type="float">
            <text:p>139,294451995408</text:p>
          </table:table-cell>
          <table:table-cell table:style-name="ce32" table:formula="of:=SUMPRODUCT([Zeit4.A4:.C5];[$Verteilung.F36:$Verteilung.H37])" office:value-type="float" office:value="101.395719766533" calcext:value-type="float">
            <text:p>101,395719766533</text:p>
          </table:table-cell>
          <table:table-cell table:style-name="ce32" table:formula="of:=SUMPRODUCT([Zeit4.B4:.D5];[$Verteilung.$J$36:$Verteilung.$L$37])" office:value-type="float" office:value="23.7788848367522" calcext:value-type="float">
            <text:p>23,7788848367522</text:p>
          </table:table-cell>
          <table:table-cell table:style-name="ce32" table:formula="of:=SUMPRODUCT([Zeit4.C4:.E5];[$Verteilung.$J$36:$Verteilung.$L$37])" office:value-type="float" office:value="3.34449526001933" calcext:value-type="float">
            <text:p>3,34449526001933</text:p>
          </table:table-cell>
          <table:table-cell table:style-name="ce32" table:formula="of:=SUMPRODUCT([Zeit4.D4:.F5];[$Verteilung.N36:$Verteilung.P37])" office:value-type="float" office:value="0.676221705570257" calcext:value-type="float">
            <text:p>0,676221705570257</text:p>
          </table:table-cell>
          <table:table-cell table:style-name="ce32" table:formula="of:=SUMPRODUCT([Zeit4.E4:.F5];[$Verteilung.S36:$Verteilung.T37])" office:value-type="float" office:value="0.320229071334111" calcext:value-type="float">
            <text:p>0,32022907133411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A1:Zeit5.F1 Zeit5.A4:Zeit5.F5 Zeit5.A2:Zeit5.B3 Zeit5.D2:Zeit5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C2:Zeit5.C3 Zeit5.D2:Zeit5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6" table:style-name="ta1">
        <table:table-column table:style-name="co1" table:number-columns-repeated="14" table:default-cell-style-name="ce2"/>
        <table:table-column table:style-name="co6" table:default-cell-style-name="ce2"/>
        <table:table-column table:style-name="co1" table:number-columns-repeated="1009" table:default-cell-style-name="ce2"/>
        <table:table-row table:style-name="ro1">
          <table:table-cell table:style-name="ce35" table:formula="of:==SUMPRODUCT([Zeit5.A1:.B2];[$Verteilung.B19:$Verteilung.C20])" office:value-type="float" office:value="5.01785950531555" calcext:value-type="float">
            <text:p>5,01785950531555</text:p>
          </table:table-cell>
          <table:table-cell table:style-name="ce35" table:formula="of:=SUMPRODUCT([Zeit5.A1:.C2];[$Verteilung.F19:$Verteilung.H20])" office:value-type="float" office:value="8.15730084439703" calcext:value-type="float">
            <text:p>8,15730084439703</text:p>
          </table:table-cell>
          <table:table-cell table:style-name="ce35" table:formula="of:=SUMPRODUCT([Zeit5.B1:.D2];[$Verteilung.$J$19:$Verteilung.$L$20])" office:value-type="float" office:value="16.6628767782929" calcext:value-type="float">
            <text:p>16,6628767782929</text:p>
          </table:table-cell>
          <table:table-cell table:style-name="ce35" table:formula="of:=SUMPRODUCT([Zeit5.C1:.E2];[$Verteilung.$J$19:$Verteilung.$L$20])" office:value-type="float" office:value="49.8454905365058" calcext:value-type="float">
            <text:p>49,8454905365058</text:p>
          </table:table-cell>
          <table:table-cell table:style-name="ce35" table:formula="of:=SUMPRODUCT([Zeit5.D1:.F2];[$Verteilung.N19:$Verteilung.P20])" office:value-type="float" office:value="168.654055387824" calcext:value-type="float">
            <text:p>168,654055387824</text:p>
          </table:table-cell>
          <table:table-cell table:style-name="ce35" table:formula="of:=SUMPRODUCT([Zeit5.E1:.F2];[$Verteilung.S19:$Verteilung.T20])" office:value-type="float" office:value="391.92233991842" calcext:value-type="float">
            <text:p>391,92233991842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5" table:formula="of:=SUMPRODUCT([Zeit5.A1:.B3];[$Verteilung.B23:$Verteilung.C25])" office:value-type="float" office:value="28.8943344779672" calcext:value-type="float">
            <text:p>28,8943344779672</text:p>
          </table:table-cell>
          <table:table-cell table:style-name="ce35" table:formula="of:=SUMPRODUCT([Zeit5.A1:.C3];[$Verteilung.F23:$Verteilung.H25])" office:value-type="float" office:value="28.7444938046967" calcext:value-type="float">
            <text:p>28,7444938046967</text:p>
          </table:table-cell>
          <table:table-cell table:style-name="ce37" table:formula="of:=SUMPRODUCT([Zeit5.B1:.D3];[$Verteilung.$J$23:$Verteilung.$L$25])" office:value-type="float" office:value="24.7800311756294" calcext:value-type="float">
            <text:p>24,7800311756294</text:p>
          </table:table-cell>
          <table:table-cell table:style-name="ce38" table:formula="of:=SUMPRODUCT([Zeit5.C1:.E3];[$Verteilung.$J$23:$Verteilung.$L$25])" office:value-type="float" office:value="50.2276754840052" calcext:value-type="float">
            <text:p>50,2276754840052</text:p>
          </table:table-cell>
          <table:table-cell table:style-name="ce35" table:formula="of:=SUMPRODUCT([Zeit5.D1:.F3];[$Verteilung.N23:$Verteilung.P25])" office:value-type="float" office:value="125.289621798362" calcext:value-type="float">
            <text:p>125,289621798362</text:p>
          </table:table-cell>
          <table:table-cell table:style-name="ce35" table:formula="of:=SUMPRODUCT([Zeit5.E1:.F3];[$Verteilung.S23:$Verteilung.T25])" office:value-type="float" office:value="161.279033639674" calcext:value-type="float">
            <text:p>161,279033639674</text:p>
          </table:table-cell>
          <table:table-cell table:number-columns-repeated="8"/>
          <table:table-cell table:style-name="ce16" table:formula="of:=SUM([.A1:.F5])" office:value-type="float" office:value="2115.44857114139" calcext:value-type="float">
            <text:p>2115,44857114139</text:p>
          </table:table-cell>
          <table:table-cell table:number-columns-repeated="1009"/>
        </table:table-row>
        <table:table-row table:style-name="ro1">
          <table:table-cell table:style-name="ce35" table:formula="of:=SUMPRODUCT([Zeit5.A2:.B4];[$Verteilung.B27:$Verteilung.C29])" office:value-type="float" office:value="114.158468785306" calcext:value-type="float">
            <text:p>114,158468785306</text:p>
          </table:table-cell>
          <table:table-cell table:style-name="ce35" table:formula="of:=SUMPRODUCT([Zeit5.A2:.C4];[$Verteilung.F27:$Verteilung.H29])" office:value-type="float" office:value="85.7321837410659" calcext:value-type="float">
            <text:p>85,7321837410659</text:p>
          </table:table-cell>
          <table:table-cell table:style-name="ce37" table:formula="of:=SUMPRODUCT([Zeit5.B2:.D4];[$Verteilung.$J$27:$Verteilung.$L$29])" office:value-type="float" office:value="33.0203038103442" calcext:value-type="float">
            <text:p>33,0203038103442</text:p>
          </table:table-cell>
          <table:table-cell table:style-name="ce35" table:formula="of:=SUMPRODUCT([Zeit5.C2:.E4];[$Verteilung.$J$27:$Verteilung.$L$29])" office:value-type="float" office:value="25.9681755645794" calcext:value-type="float">
            <text:p>25,9681755645794</text:p>
          </table:table-cell>
          <table:table-cell table:style-name="ce35" table:formula="of:=SUMPRODUCT([Zeit5.D2:.F4];[$Verteilung.N27:$Verteilung.P29])" office:value-type="float" office:value="38.6689427822355" calcext:value-type="float">
            <text:p>38,6689427822355</text:p>
          </table:table-cell>
          <table:table-cell table:style-name="ce35" table:formula="of:=SUMPRODUCT([Zeit5.E2:.F4];[$Verteilung.S27:$Verteilung.T29])" office:value-type="float" office:value="39.9683276412708" calcext:value-type="float">
            <text:p>39,9683276412708</text:p>
          </table:table-cell>
          <table:table-cell table:number-columns-repeated="1018"/>
        </table:table-row>
        <table:table-row table:style-name="ro1">
          <table:table-cell table:style-name="ce35" table:formula="of:=SUMPRODUCT([Zeit5.A3:.B5];[$Verteilung.B31:$Verteilung.C33])" office:value-type="float" office:value="251.831087102976" calcext:value-type="float">
            <text:p>251,831087102976</text:p>
          </table:table-cell>
          <table:table-cell table:style-name="ce35" table:formula="of:=SUMPRODUCT([Zeit5.A3:.C5];[$Verteilung.F31:$Verteilung.H33])" office:value-type="float" office:value="119.884976863175" calcext:value-type="float">
            <text:p>119,884976863175</text:p>
          </table:table-cell>
          <table:table-cell table:style-name="ce35" table:formula="of:=SUMPRODUCT([Zeit5.B3:.D5];[$Verteilung.$J$31:$Verteilung.$L$33])" office:value-type="float" office:value="37.1378091902804" calcext:value-type="float">
            <text:p>37,1378091902804</text:p>
          </table:table-cell>
          <table:table-cell table:style-name="ce35" table:formula="of:=SUMPRODUCT([Zeit5.C3:.E5];[$Verteilung.$J$31:$Verteilung.$L$33])" office:value-type="float" office:value="11.0239877056244" calcext:value-type="float">
            <text:p>11,0239877056244</text:p>
          </table:table-cell>
          <table:table-cell table:style-name="ce35" table:formula="of:=SUMPRODUCT([Zeit5.D3:.F5];[$Verteilung.N31:$Verteilung.P33])" office:value-type="float" office:value="7.77426008025251" calcext:value-type="float">
            <text:p>7,77426008025251</text:p>
          </table:table-cell>
          <table:table-cell table:style-name="ce35" table:formula="of:=SUMPRODUCT([Zeit5.E3:.F5];[$Verteilung.S31:$Verteilung.T33])" office:value-type="float" office:value="5.78352163037545" calcext:value-type="float">
            <text:p>5,78352163037545</text:p>
          </table:table-cell>
          <table:table-cell table:number-columns-repeated="1018"/>
        </table:table-row>
        <table:table-row table:style-name="ro1">
          <table:table-cell table:style-name="ce35" table:formula="of:=SUMPRODUCT([Zeit5.A4:.B5];[$Verteilung.B36:$Verteilung.C37])" office:value-type="float" office:value="142.496141113933" calcext:value-type="float">
            <text:p>142,496141113933</text:p>
          </table:table-cell>
          <table:table-cell table:style-name="ce35" table:formula="of:=SUMPRODUCT([Zeit5.A4:.C5];[$Verteilung.F36:$Verteilung.H37])" office:value-type="float" office:value="105.110942091755" calcext:value-type="float">
            <text:p>105,110942091755</text:p>
          </table:table-cell>
          <table:table-cell table:style-name="ce35" table:formula="of:=SUMPRODUCT([Zeit5.B4:.D5];[$Verteilung.$J$36:$Verteilung.$L$37])" office:value-type="float" office:value="29.7743487436743" calcext:value-type="float">
            <text:p>29,7743487436743</text:p>
          </table:table-cell>
          <table:table-cell table:style-name="ce35" table:formula="of:=SUMPRODUCT([Zeit5.C4:.E5];[$Verteilung.$J$36:$Verteilung.$L$37])" office:value-type="float" office:value="5.52636891964116" calcext:value-type="float">
            <text:p>5,52636891964116</text:p>
          </table:table-cell>
          <table:table-cell table:style-name="ce35" table:formula="of:=SUMPRODUCT([Zeit5.D4:.F5];[$Verteilung.N36:$Verteilung.P37])" office:value-type="float" office:value="1.4179243682098" calcext:value-type="float">
            <text:p>1,4179243682098</text:p>
          </table:table-cell>
          <table:table-cell table:style-name="ce35" table:formula="of:=SUMPRODUCT([Zeit5.E4:.F5];[$Verteilung.S36:$Verteilung.T37])" office:value-type="float" office:value="0.695687655597142" calcext:value-type="float">
            <text:p>0,69568765559714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A1:Zeit6.F1 Zeit6.A4:Zeit6.F5 Zeit6.A2:Zeit6.B3 Zeit6.D2:Zeit6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C2:Zeit6.C3 Zeit6.D2:Zeit6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7" table:style-name="ta1">
        <table:table-column table:style-name="co1" table:number-columns-repeated="14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1">
          <table:table-cell table:style-name="ce39" table:formula="of:==SUMPRODUCT([Zeit6.A1:.B2];[$Verteilung.B19:$Verteilung.C20])" office:value-type="float" office:value="7.28555961417059" calcext:value-type="float">
            <text:p>7,28555961417059</text:p>
          </table:table-cell>
          <table:table-cell table:style-name="ce39" table:formula="of:=SUMPRODUCT([Zeit6.A1:.C2];[$Verteilung.F19:$Verteilung.H20])" office:value-type="float" office:value="11.1659884046267" calcext:value-type="float">
            <text:p>11,1659884046267</text:p>
          </table:table-cell>
          <table:table-cell table:style-name="ce39" table:formula="of:=SUMPRODUCT([Zeit6.B1:.D2];[$Verteilung.$J$19:$Verteilung.$L$20])" office:value-type="float" office:value="20.3630856119147" calcext:value-type="float">
            <text:p>20,3630856119147</text:p>
          </table:table-cell>
          <table:table-cell table:style-name="ce39" table:formula="of:=SUMPRODUCT([Zeit6.C1:.E2];[$Verteilung.$J$19:$Verteilung.$L$20])" office:value-type="float" office:value="56.7619418991082" calcext:value-type="float">
            <text:p>56,7619418991082</text:p>
          </table:table-cell>
          <table:table-cell table:style-name="ce39" table:formula="of:=SUMPRODUCT([Zeit6.D1:.F2];[$Verteilung.N19:$Verteilung.P20])" office:value-type="float" office:value="169.465823698333" calcext:value-type="float">
            <text:p>169,465823698333</text:p>
          </table:table-cell>
          <table:table-cell table:style-name="ce39" table:formula="of:=SUMPRODUCT([Zeit6.E1:.F2];[$Verteilung.S19:$Verteilung.T20])" office:value-type="float" office:value="348.295724109705" calcext:value-type="float">
            <text:p>348,295724109705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9" table:formula="of:=SUMPRODUCT([Zeit6.A1:.B3];[$Verteilung.B23:$Verteilung.C25])" office:value-type="float" office:value="33.2454023368624" calcext:value-type="float">
            <text:p>33,2454023368624</text:p>
          </table:table-cell>
          <table:table-cell table:style-name="ce39" table:formula="of:=SUMPRODUCT([Zeit6.A1:.C3];[$Verteilung.F23:$Verteilung.H25])" office:value-type="float" office:value="33.2141217974938" calcext:value-type="float">
            <text:p>33,2141217974938</text:p>
          </table:table-cell>
          <table:table-cell table:style-name="ce40" table:formula="of:=SUMPRODUCT([Zeit6.B1:.D3];[$Verteilung.$J$23:$Verteilung.$L$25])" office:value-type="float" office:value="29.148180513922" calcext:value-type="float">
            <text:p>29,148180513922</text:p>
          </table:table-cell>
          <table:table-cell table:style-name="ce41" table:formula="of:=SUMPRODUCT([Zeit6.C1:.E3];[$Verteilung.$J$23:$Verteilung.$L$25])" office:value-type="float" office:value="54.7011900477373" calcext:value-type="float">
            <text:p>54,7011900477373</text:p>
          </table:table-cell>
          <table:table-cell table:style-name="ce39" table:formula="of:=SUMPRODUCT([Zeit6.D1:.F3];[$Verteilung.N23:$Verteilung.P25])" office:value-type="float" office:value="127.70170866703" calcext:value-type="float">
            <text:p>127,70170866703</text:p>
          </table:table-cell>
          <table:table-cell table:style-name="ce39" table:formula="of:=SUMPRODUCT([Zeit6.E1:.F3];[$Verteilung.S23:$Verteilung.T25])" office:value-type="float" office:value="162.164442774621" calcext:value-type="float">
            <text:p>162,164442774621</text:p>
          </table:table-cell>
          <table:table-cell table:number-columns-repeated="8"/>
          <table:table-cell table:style-name="ce16" table:formula="of:=SUM([.A1:.F5])" office:value-type="float" office:value="2119.07106242374" calcext:value-type="float">
            <text:p>2119,07106242374</text:p>
          </table:table-cell>
          <table:table-cell table:number-columns-repeated="1009"/>
        </table:table-row>
        <table:table-row table:style-name="ro1">
          <table:table-cell table:style-name="ce39" table:formula="of:=SUMPRODUCT([Zeit6.A2:.B4];[$Verteilung.B27:$Verteilung.C29])" office:value-type="float" office:value="111.008171336173" calcext:value-type="float">
            <text:p>111,008171336173</text:p>
          </table:table-cell>
          <table:table-cell table:style-name="ce39" table:formula="of:=SUMPRODUCT([Zeit6.A2:.C4];[$Verteilung.F27:$Verteilung.H29])" office:value-type="float" office:value="85.5122061616401" calcext:value-type="float">
            <text:p>85,5122061616401</text:p>
          </table:table-cell>
          <table:table-cell table:style-name="ce40" table:formula="of:=SUMPRODUCT([Zeit6.B2:.D4];[$Verteilung.$J$27:$Verteilung.$L$29])" office:value-type="float" office:value="37.8477955333143" calcext:value-type="float">
            <text:p>37,8477955333143</text:p>
          </table:table-cell>
          <table:table-cell table:style-name="ce39" table:formula="of:=SUMPRODUCT([Zeit6.C2:.E4];[$Verteilung.$J$27:$Verteilung.$L$29])" office:value-type="float" office:value="30.6427762337493" calcext:value-type="float">
            <text:p>30,6427762337493</text:p>
          </table:table-cell>
          <table:table-cell table:style-name="ce39" table:formula="of:=SUMPRODUCT([Zeit6.D2:.F4];[$Verteilung.N27:$Verteilung.P29])" office:value-type="float" office:value="44.5738965312105" calcext:value-type="float">
            <text:p>44,5738965312105</text:p>
          </table:table-cell>
          <table:table-cell table:style-name="ce39" table:formula="of:=SUMPRODUCT([Zeit6.E2:.F4];[$Verteilung.S27:$Verteilung.T29])" office:value-type="float" office:value="46.9849679125399" calcext:value-type="float">
            <text:p>46,9849679125399</text:p>
          </table:table-cell>
          <table:table-cell table:number-columns-repeated="1018"/>
        </table:table-row>
        <table:table-row table:style-name="ro1">
          <table:table-cell table:style-name="ce39" table:formula="of:=SUMPRODUCT([Zeit6.A3:.B5];[$Verteilung.B31:$Verteilung.C33])" office:value-type="float" office:value="217.336208311081" calcext:value-type="float">
            <text:p>217,336208311081</text:p>
          </table:table-cell>
          <table:table-cell table:style-name="ce39" table:formula="of:=SUMPRODUCT([Zeit6.A3:.C5];[$Verteilung.F31:$Verteilung.H33])" office:value-type="float" office:value="118.694826835502" calcext:value-type="float">
            <text:p>118,694826835502</text:p>
          </table:table-cell>
          <table:table-cell table:style-name="ce39" table:formula="of:=SUMPRODUCT([Zeit6.B3:.D5];[$Verteilung.$J$31:$Verteilung.$L$33])" office:value-type="float" office:value="42.7455421599451" calcext:value-type="float">
            <text:p>42,7455421599451</text:p>
          </table:table-cell>
          <table:table-cell table:style-name="ce39" table:formula="of:=SUMPRODUCT([Zeit6.C3:.E5];[$Verteilung.$J$31:$Verteilung.$L$33])" office:value-type="float" office:value="14.9072346765462" calcext:value-type="float">
            <text:p>14,9072346765462</text:p>
          </table:table-cell>
          <table:table-cell table:style-name="ce39" table:formula="of:=SUMPRODUCT([Zeit6.D3:.F5];[$Verteilung.N31:$Verteilung.P33])" office:value-type="float" office:value="10.792501845095" calcext:value-type="float">
            <text:p>10,792501845095</text:p>
          </table:table-cell>
          <table:table-cell table:style-name="ce39" table:formula="of:=SUMPRODUCT([Zeit6.E3:.F5];[$Verteilung.S31:$Verteilung.T33])" office:value-type="float" office:value="8.07696163300008" calcext:value-type="float">
            <text:p>8,07696163300008</text:p>
          </table:table-cell>
          <table:table-cell table:number-columns-repeated="1018"/>
        </table:table-row>
        <table:table-row table:style-name="ro1">
          <table:table-cell table:style-name="ce39" table:formula="of:=SUMPRODUCT([Zeit6.A4:.B5];[$Verteilung.B36:$Verteilung.C37])" office:value-type="float" office:value="142.738179457223" calcext:value-type="float">
            <text:p>142,738179457223</text:p>
          </table:table-cell>
          <table:table-cell table:style-name="ce39" table:formula="of:=SUMPRODUCT([Zeit6.A4:.C5];[$Verteilung.F36:$Verteilung.H37])" office:value-type="float" office:value="106.827302599095" calcext:value-type="float">
            <text:p>106,827302599095</text:p>
          </table:table-cell>
          <table:table-cell table:style-name="ce39" table:formula="of:=SUMPRODUCT([Zeit6.B4:.D5];[$Verteilung.$J$36:$Verteilung.$L$37])" office:value-type="float" office:value="35.077193394615" calcext:value-type="float">
            <text:p>35,077193394615</text:p>
          </table:table-cell>
          <table:table-cell table:style-name="ce39" table:formula="of:=SUMPRODUCT([Zeit6.C4:.E5];[$Verteilung.$J$36:$Verteilung.$L$37])" office:value-type="float" office:value="8.05199489295979" calcext:value-type="float">
            <text:p>8,05199489295979</text:p>
          </table:table-cell>
          <table:table-cell table:style-name="ce39" table:formula="of:=SUMPRODUCT([Zeit6.D4:.F5];[$Verteilung.N36:$Verteilung.P37])" office:value-type="float" office:value="2.47868602695057" calcext:value-type="float">
            <text:p>2,47868602695057</text:p>
          </table:table-cell>
          <table:table-cell table:style-name="ce39" table:formula="of:=SUMPRODUCT([Zeit6.E4:.F5];[$Verteilung.S36:$Verteilung.T37])" office:value-type="float" office:value="1.26144740757644" calcext:value-type="float">
            <text:p>1,26144740757644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A1:Zeit7.F1 Zeit7.A4:Zeit7.F5 Zeit7.A2:Zeit7.B3 Zeit7.D2:Zeit7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C2:Zeit7.C3 Zeit7.D2:Zeit7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8" table:style-name="ta1">
        <table:table-column table:style-name="co1" table:number-columns-repeated="14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1">
          <table:table-cell table:style-name="ce42" table:formula="of:==SUMPRODUCT([Zeit7.A1:.B2];[$Verteilung.B19:$Verteilung.C20])" office:value-type="float" office:value="9.74317768948675" calcext:value-type="float">
            <text:p>9,74317768948675</text:p>
          </table:table-cell>
          <table:table-cell table:style-name="ce42" table:formula="of:=SUMPRODUCT([Zeit7.A1:.C2];[$Verteilung.F19:$Verteilung.H20])" office:value-type="float" office:value="14.3774399482663" calcext:value-type="float">
            <text:p>14,3774399482663</text:p>
          </table:table-cell>
          <table:table-cell table:style-name="ce42" table:formula="of:=SUMPRODUCT([Zeit7.B1:.D2];[$Verteilung.$J$19:$Verteilung.$L$20])" office:value-type="float" office:value="24.306873713724" calcext:value-type="float">
            <text:p>24,306873713724</text:p>
          </table:table-cell>
          <table:table-cell table:style-name="ce42" table:formula="of:=SUMPRODUCT([Zeit7.C1:.E2];[$Verteilung.$J$19:$Verteilung.$L$20])" office:value-type="float" office:value="62.7258711348297" calcext:value-type="float">
            <text:p>62,7258711348297</text:p>
          </table:table-cell>
          <table:table-cell table:style-name="ce42" table:formula="of:=SUMPRODUCT([Zeit7.D1:.F2];[$Verteilung.N19:$Verteilung.P20])" office:value-type="float" office:value="168.072269266212" calcext:value-type="float">
            <text:p>168,072269266212</text:p>
          </table:table-cell>
          <table:table-cell table:style-name="ce42" table:formula="of:=SUMPRODUCT([Zeit7.E1:.F2];[$Verteilung.S19:$Verteilung.T20])" office:value-type="float" office:value="312.288663166634" calcext:value-type="float">
            <text:p>312,288663166634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2" table:formula="of:=SUMPRODUCT([Zeit7.A1:.B3];[$Verteilung.B23:$Verteilung.C25])" office:value-type="float" office:value="36.8046629611743" calcext:value-type="float">
            <text:p>36,8046629611743</text:p>
          </table:table-cell>
          <table:table-cell table:style-name="ce42" table:formula="of:=SUMPRODUCT([Zeit7.A1:.C3];[$Verteilung.F23:$Verteilung.H25])" office:value-type="float" office:value="37.0774116720966" calcext:value-type="float">
            <text:p>37,0774116720966</text:p>
          </table:table-cell>
          <table:table-cell table:style-name="ce43" table:formula="of:=SUMPRODUCT([Zeit7.B1:.D3];[$Verteilung.$J$23:$Verteilung.$L$25])" office:value-type="float" office:value="33.4804657181539" calcext:value-type="float">
            <text:p>33,4804657181539</text:p>
          </table:table-cell>
          <table:table-cell table:style-name="ce44" table:formula="of:=SUMPRODUCT([Zeit7.C1:.E3];[$Verteilung.$J$23:$Verteilung.$L$25])" office:value-type="float" office:value="59.1742621702039" calcext:value-type="float">
            <text:p>59,1742621702039</text:p>
          </table:table-cell>
          <table:table-cell table:style-name="ce42" table:formula="of:=SUMPRODUCT([Zeit7.D1:.F3];[$Verteilung.N23:$Verteilung.P25])" office:value-type="float" office:value="128.688423783351" calcext:value-type="float">
            <text:p>128,688423783351</text:p>
          </table:table-cell>
          <table:table-cell table:style-name="ce42" table:formula="of:=SUMPRODUCT([Zeit7.E1:.F3];[$Verteilung.S23:$Verteilung.T25])" office:value-type="float" office:value="160.841119995555" calcext:value-type="float">
            <text:p>160,841119995555</text:p>
          </table:table-cell>
          <table:table-cell table:number-columns-repeated="8"/>
          <table:table-cell table:style-name="ce16" table:formula="of:=SUM([.A1:.F5])" office:value-type="float" office:value="2122.85107194113" calcext:value-type="float">
            <text:p>2122,85107194113</text:p>
          </table:table-cell>
          <table:table-cell table:number-columns-repeated="1009"/>
        </table:table-row>
        <table:table-row table:style-name="ro1">
          <table:table-cell table:style-name="ce42" table:formula="of:=SUMPRODUCT([Zeit7.A2:.B4];[$Verteilung.B27:$Verteilung.C29])" office:value-type="float" office:value="107.0394783583" calcext:value-type="float">
            <text:p>107,0394783583</text:p>
          </table:table-cell>
          <table:table-cell table:style-name="ce42" table:formula="of:=SUMPRODUCT([Zeit7.A2:.C4];[$Verteilung.F27:$Verteilung.H29])" office:value-type="float" office:value="84.7341916551252" calcext:value-type="float">
            <text:p>84,7341916551252</text:p>
          </table:table-cell>
          <table:table-cell table:style-name="ce43" table:formula="of:=SUMPRODUCT([Zeit7.B2:.D4];[$Verteilung.$J$27:$Verteilung.$L$29])" office:value-type="float" office:value="42.1600069477788" calcext:value-type="float">
            <text:p>42,1600069477788</text:p>
          </table:table-cell>
          <table:table-cell table:style-name="ce42" table:formula="of:=SUMPRODUCT([Zeit7.C2:.E4];[$Verteilung.$J$27:$Verteilung.$L$29])" office:value-type="float" office:value="35.2205205643685" calcext:value-type="float">
            <text:p>35,2205205643685</text:p>
          </table:table-cell>
          <table:table-cell table:style-name="ce42" table:formula="of:=SUMPRODUCT([Zeit7.D2:.F4];[$Verteilung.N27:$Verteilung.P29])" office:value-type="float" office:value="49.7902888577309" calcext:value-type="float">
            <text:p>49,7902888577309</text:p>
          </table:table-cell>
          <table:table-cell table:style-name="ce42" table:formula="of:=SUMPRODUCT([Zeit7.E2:.F4];[$Verteilung.S27:$Verteilung.T29])" office:value-type="float" office:value="52.9752495603619" calcext:value-type="float">
            <text:p>52,9752495603619</text:p>
          </table:table-cell>
          <table:table-cell table:number-columns-repeated="1018"/>
        </table:table-row>
        <table:table-row table:style-name="ro1">
          <table:table-cell table:style-name="ce42" table:formula="of:=SUMPRODUCT([Zeit7.A3:.B5];[$Verteilung.B31:$Verteilung.C33])" office:value-type="float" office:value="191.337731836717" calcext:value-type="float">
            <text:p>191,337731836717</text:p>
          </table:table-cell>
          <table:table-cell table:style-name="ce42" table:formula="of:=SUMPRODUCT([Zeit7.A3:.C5];[$Verteilung.F31:$Verteilung.H33])" office:value-type="float" office:value="116.584493896878" calcext:value-type="float">
            <text:p>116,584493896878</text:p>
          </table:table-cell>
          <table:table-cell table:style-name="ce42" table:formula="of:=SUMPRODUCT([Zeit7.B3:.D5];[$Verteilung.$J$31:$Verteilung.$L$33])" office:value-type="float" office:value="47.4443069986993" calcext:value-type="float">
            <text:p>47,4443069986993</text:p>
          </table:table-cell>
          <table:table-cell table:style-name="ce42" table:formula="of:=SUMPRODUCT([Zeit7.C3:.E5];[$Verteilung.$J$31:$Verteilung.$L$33])" office:value-type="float" office:value="18.9086278862991" calcext:value-type="float">
            <text:p>18,9086278862991</text:p>
          </table:table-cell>
          <table:table-cell table:style-name="ce42" table:formula="of:=SUMPRODUCT([Zeit7.D3:.F5];[$Verteilung.N31:$Verteilung.P33])" office:value-type="float" office:value="14.0345464623642" calcext:value-type="float">
            <text:p>14,0345464623642</text:p>
          </table:table-cell>
          <table:table-cell table:style-name="ce42" table:formula="of:=SUMPRODUCT([Zeit7.E3:.F5];[$Verteilung.S31:$Verteilung.T33])" office:value-type="float" office:value="10.4824897829042" calcext:value-type="float">
            <text:p>10,4824897829042</text:p>
          </table:table-cell>
          <table:table-cell table:number-columns-repeated="1018"/>
        </table:table-row>
        <table:table-row table:style-name="ro1">
          <table:table-cell table:style-name="ce42" table:formula="of:=SUMPRODUCT([Zeit7.A4:.B5];[$Verteilung.B36:$Verteilung.C37])" office:value-type="float" office:value="141.032954183922" calcext:value-type="float">
            <text:p>141,032954183922</text:p>
          </table:table-cell>
          <table:table-cell table:style-name="ce42" table:formula="of:=SUMPRODUCT([Zeit7.A4:.C5];[$Verteilung.F36:$Verteilung.H37])" office:value-type="float" office:value="107.18137485216" calcext:value-type="float">
            <text:p>107,18137485216</text:p>
          </table:table-cell>
          <table:table-cell table:style-name="ce42" table:formula="of:=SUMPRODUCT([Zeit7.B4:.D5];[$Verteilung.$J$36:$Verteilung.$L$37])" office:value-type="float" office:value="39.6657881760494" calcext:value-type="float">
            <text:p>39,6657881760494</text:p>
          </table:table-cell>
          <table:table-cell table:style-name="ce42" table:formula="of:=SUMPRODUCT([Zeit7.C4:.E5];[$Verteilung.$J$36:$Verteilung.$L$37])" office:value-type="float" office:value="10.8046601133221" calcext:value-type="float">
            <text:p>10,8046601133221</text:p>
          </table:table-cell>
          <table:table-cell table:style-name="ce42" table:formula="of:=SUMPRODUCT([Zeit7.D4:.F5];[$Verteilung.N36:$Verteilung.P37])" office:value-type="float" office:value="3.84552341679135" calcext:value-type="float">
            <text:p>3,84552341679135</text:p>
          </table:table-cell>
          <table:table-cell table:style-name="ce42" table:formula="of:=SUMPRODUCT([Zeit7.E4:.F5];[$Verteilung.S36:$Verteilung.T37])" office:value-type="float" office:value="2.02819717166903" calcext:value-type="float">
            <text:p>2,02819717166903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A1:Zeit8.F1 Zeit8.A4:Zeit8.F5 Zeit8.A2:Zeit8.B3 Zeit8.D2:Zeit8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C2:Zeit8.C3 Zeit8.D2:Zeit8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9" table:style-name="ta1">
        <table:table-column table:style-name="co1" table:number-columns-repeated="14" table:default-cell-style-name="ce2"/>
        <table:table-column table:style-name="co8" table:default-cell-style-name="ce2"/>
        <table:table-column table:style-name="co1" table:number-columns-repeated="1009" table:default-cell-style-name="ce2"/>
        <table:table-row table:style-name="ro1">
          <table:table-cell table:style-name="ce45" table:formula="of:==SUMPRODUCT([Zeit8.A1:.B2];[$Verteilung.B19:$Verteilung.C20])" office:value-type="float" office:value="12.3034025001586" calcext:value-type="float">
            <text:p>12,3034025001586</text:p>
          </table:table-cell>
          <table:table-cell table:style-name="ce45" table:formula="of:=SUMPRODUCT([Zeit8.A1:.C2];[$Verteilung.F19:$Verteilung.H20])" office:value-type="float" office:value="17.6988124004791" calcext:value-type="float">
            <text:p>17,6988124004791</text:p>
          </table:table-cell>
          <table:table-cell table:style-name="ce45" table:formula="of:=SUMPRODUCT([Zeit8.B1:.D2];[$Verteilung.$J$19:$Verteilung.$L$20])" office:value-type="float" office:value="28.3640284348246" calcext:value-type="float">
            <text:p>28,3640284348246</text:p>
          </table:table-cell>
          <table:table-cell table:style-name="ce45" table:formula="of:=SUMPRODUCT([Zeit8.C1:.E2];[$Verteilung.$J$19:$Verteilung.$L$20])" office:value-type="float" office:value="67.8060383400883" calcext:value-type="float">
            <text:p>67,8060383400883</text:p>
          </table:table-cell>
          <table:table-cell table:style-name="ce45" table:formula="of:=SUMPRODUCT([Zeit8.D1:.F2];[$Verteilung.N19:$Verteilung.P20])" office:value-type="float" office:value="165.282766067508" calcext:value-type="float">
            <text:p>165,282766067508</text:p>
          </table:table-cell>
          <table:table-cell table:style-name="ce45" table:formula="of:=SUMPRODUCT([Zeit8.E1:.F2];[$Verteilung.S19:$Verteilung.T20])" office:value-type="float" office:value="282.300727076318" calcext:value-type="float">
            <text:p>282,300727076318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5" table:formula="of:=SUMPRODUCT([Zeit8.A1:.B3];[$Verteilung.B23:$Verteilung.C25])" office:value-type="float" office:value="39.6943978041589" calcext:value-type="float">
            <text:p>39,6943978041589</text:p>
          </table:table-cell>
          <table:table-cell table:style-name="ce45" table:formula="of:=SUMPRODUCT([Zeit8.A1:.C3];[$Verteilung.F23:$Verteilung.H25])" office:value-type="float" office:value="40.4453164434582" calcext:value-type="float">
            <text:p>40,4453164434582</text:p>
          </table:table-cell>
          <table:table-cell table:style-name="ce46" table:formula="of:=SUMPRODUCT([Zeit8.B1:.D3];[$Verteilung.$J$23:$Verteilung.$L$25])" office:value-type="float" office:value="37.6935784490705" calcext:value-type="float">
            <text:p>37,6935784490705</text:p>
          </table:table-cell>
          <table:table-cell table:style-name="ce47" table:formula="of:=SUMPRODUCT([Zeit8.C1:.E3];[$Verteilung.$J$23:$Verteilung.$L$25])" office:value-type="float" office:value="63.3935320170216" calcext:value-type="float">
            <text:p>63,3935320170216</text:p>
          </table:table-cell>
          <table:table-cell table:style-name="ce45" table:formula="of:=SUMPRODUCT([Zeit8.D1:.F3];[$Verteilung.N23:$Verteilung.P25])" office:value-type="float" office:value="128.707287630867" calcext:value-type="float">
            <text:p>128,707287630867</text:p>
          </table:table-cell>
          <table:table-cell table:style-name="ce45" table:formula="of:=SUMPRODUCT([Zeit8.E1:.F3];[$Verteilung.S23:$Verteilung.T25])" office:value-type="float" office:value="158.100690817156" calcext:value-type="float">
            <text:p>158,100690817156</text:p>
          </table:table-cell>
          <table:table-cell table:number-columns-repeated="8"/>
          <table:table-cell table:style-name="ce16" table:formula="of:=SUM([.A1:.F5])" office:value-type="float" office:value="2126.7410224116" calcext:value-type="float">
            <text:p>2126,7410224116</text:p>
          </table:table-cell>
          <table:table-cell table:number-columns-repeated="1009"/>
        </table:table-row>
        <table:table-row table:style-name="ro1">
          <table:table-cell table:style-name="ce45" table:formula="of:=SUMPRODUCT([Zeit8.A2:.B4];[$Verteilung.B27:$Verteilung.C29])" office:value-type="float" office:value="102.814057946419" calcext:value-type="float">
            <text:p>102,814057946419</text:p>
          </table:table-cell>
          <table:table-cell table:style-name="ce45" table:formula="of:=SUMPRODUCT([Zeit8.A2:.C4];[$Verteilung.F27:$Verteilung.H29])" office:value-type="float" office:value="83.7164277024468" calcext:value-type="float">
            <text:p>83,7164277024468</text:p>
          </table:table-cell>
          <table:table-cell table:style-name="ce46" table:formula="of:=SUMPRODUCT([Zeit8.B2:.D4];[$Verteilung.$J$27:$Verteilung.$L$29])" office:value-type="float" office:value="46.0030702680844" calcext:value-type="float">
            <text:p>46,0030702680844</text:p>
          </table:table-cell>
          <table:table-cell table:style-name="ce45" table:formula="of:=SUMPRODUCT([Zeit8.C2:.E4];[$Verteilung.$J$27:$Verteilung.$L$29])" office:value-type="float" office:value="39.6042837412933" calcext:value-type="float">
            <text:p>39,6042837412933</text:p>
          </table:table-cell>
          <table:table-cell table:style-name="ce45" table:formula="of:=SUMPRODUCT([Zeit8.D2:.F4];[$Verteilung.N27:$Verteilung.P29])" office:value-type="float" office:value="54.3497826314831" calcext:value-type="float">
            <text:p>54,3497826314831</text:p>
          </table:table-cell>
          <table:table-cell table:style-name="ce45" table:formula="of:=SUMPRODUCT([Zeit8.E2:.F4];[$Verteilung.S27:$Verteilung.T29])" office:value-type="float" office:value="57.9901070966663" calcext:value-type="float">
            <text:p>57,9901070966663</text:p>
          </table:table-cell>
          <table:table-cell table:number-columns-repeated="1018"/>
        </table:table-row>
        <table:table-row table:style-name="ro1">
          <table:table-cell table:style-name="ce45" table:formula="of:=SUMPRODUCT([Zeit8.A3:.B5];[$Verteilung.B31:$Verteilung.C33])" office:value-type="float" office:value="171.413287019977" calcext:value-type="float">
            <text:p>171,413287019977</text:p>
          </table:table-cell>
          <table:table-cell table:style-name="ce45" table:formula="of:=SUMPRODUCT([Zeit8.A3:.C5];[$Verteilung.F31:$Verteilung.H33])" office:value-type="float" office:value="114.033913633937" calcext:value-type="float">
            <text:p>114,033913633937</text:p>
          </table:table-cell>
          <table:table-cell table:style-name="ce45" table:formula="of:=SUMPRODUCT([Zeit8.B3:.D5];[$Verteilung.$J$31:$Verteilung.$L$33])" office:value-type="float" office:value="51.369162616268" calcext:value-type="float">
            <text:p>51,369162616268</text:p>
          </table:table-cell>
          <table:table-cell table:style-name="ce45" table:formula="of:=SUMPRODUCT([Zeit8.C3:.E5];[$Verteilung.$J$31:$Verteilung.$L$33])" office:value-type="float" office:value="22.9026644843846" calcext:value-type="float">
            <text:p>22,9026644843846</text:p>
          </table:table-cell>
          <table:table-cell table:style-name="ce45" table:formula="of:=SUMPRODUCT([Zeit8.D3:.F5];[$Verteilung.N31:$Verteilung.P33])" office:value-type="float" office:value="17.3926268518609" calcext:value-type="float">
            <text:p>17,3926268518609</text:p>
          </table:table-cell>
          <table:table-cell table:style-name="ce45" table:formula="of:=SUMPRODUCT([Zeit8.E3:.F5];[$Verteilung.S31:$Verteilung.T33])" office:value-type="float" office:value="12.9143556286257" calcext:value-type="float">
            <text:p>12,9143556286257</text:p>
          </table:table-cell>
          <table:table-cell table:number-columns-repeated="1018"/>
        </table:table-row>
        <table:table-row table:style-name="ro1">
          <table:table-cell table:style-name="ce45" table:formula="of:=SUMPRODUCT([Zeit8.A4:.B5];[$Verteilung.B36:$Verteilung.C37])" office:value-type="float" office:value="138.08558985025" calcext:value-type="float">
            <text:p>138,08558985025</text:p>
          </table:table-cell>
          <table:table-cell table:style-name="ce45" table:formula="of:=SUMPRODUCT([Zeit8.A4:.C5];[$Verteilung.F36:$Verteilung.H37])" office:value-type="float" office:value="106.61534397546" calcext:value-type="float">
            <text:p>106,61534397546</text:p>
          </table:table-cell>
          <table:table-cell table:style-name="ce45" table:formula="of:=SUMPRODUCT([Zeit8.B4:.D5];[$Verteilung.$J$36:$Verteilung.$L$37])" office:value-type="float" office:value="43.5810575599794" calcext:value-type="float">
            <text:p>43,5810575599794</text:p>
          </table:table-cell>
          <table:table-cell table:style-name="ce45" table:formula="of:=SUMPRODUCT([Zeit8.C4:.E5];[$Verteilung.$J$36:$Verteilung.$L$37])" office:value-type="float" office:value="13.6858479950859" calcext:value-type="float">
            <text:p>13,6858479950859</text:p>
          </table:table-cell>
          <table:table-cell table:style-name="ce45" table:formula="of:=SUMPRODUCT([Zeit8.D4:.F5];[$Verteilung.N36:$Verteilung.P37])" office:value-type="float" office:value="5.48550350309234" calcext:value-type="float">
            <text:p>5,48550350309234</text:p>
          </table:table-cell>
          <table:table-cell table:style-name="ce45" table:formula="of:=SUMPRODUCT([Zeit8.E4:.F5];[$Verteilung.S36:$Verteilung.T37])" office:value-type="float" office:value="2.99336192517492" calcext:value-type="float">
            <text:p>2,993361925174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A1:Zeit9.F1 Zeit9.A4:Zeit9.F5 Zeit9.A2:Zeit9.B3 Zeit9.D2:Zeit9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C2:Zeit9.C3 Zeit9.D2:Zeit9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0" table:style-name="ta1">
        <table:table-column table:style-name="co1" table:number-columns-repeated="14" table:default-cell-style-name="ce2"/>
        <table:table-column table:style-name="co9" table:default-cell-style-name="ce2"/>
        <table:table-column table:style-name="co1" table:number-columns-repeated="1009" table:default-cell-style-name="ce2"/>
        <table:table-row table:style-name="ro1">
          <table:table-cell table:style-name="ce48" table:formula="of:==SUMPRODUCT([Zeit9.A1:.B2];[$Verteilung.B19:$Verteilung.C20])" office:value-type="float" office:value="14.8994050042088" calcext:value-type="float">
            <text:p>14,8994050042088</text:p>
          </table:table-cell>
          <table:table-cell table:style-name="ce48" table:formula="of:=SUMPRODUCT([Zeit9.A1:.C2];[$Verteilung.F19:$Verteilung.H20])" office:value-type="float" office:value="21.055540496995" calcext:value-type="float">
            <text:p>21,055540496995</text:p>
          </table:table-cell>
          <table:table-cell table:style-name="ce48" table:formula="of:=SUMPRODUCT([Zeit9.B1:.D2];[$Verteilung.$J$19:$Verteilung.$L$20])" office:value-type="float" office:value="32.4251890965564" calcext:value-type="float">
            <text:p>32,4251890965564</text:p>
          </table:table-cell>
          <table:table-cell table:style-name="ce48" table:formula="of:=SUMPRODUCT([Zeit9.C1:.E2];[$Verteilung.$J$19:$Verteilung.$L$20])" office:value-type="float" office:value="72.0932036332407" calcext:value-type="float">
            <text:p>72,0932036332407</text:p>
          </table:table-cell>
          <table:table-cell table:style-name="ce48" table:formula="of:=SUMPRODUCT([Zeit9.D1:.F2];[$Verteilung.N19:$Verteilung.P20])" office:value-type="float" office:value="161.654305340993" calcext:value-type="float">
            <text:p>161,654305340993</text:p>
          </table:table-cell>
          <table:table-cell table:style-name="ce48" table:formula="of:=SUMPRODUCT([Zeit9.E1:.F2];[$Verteilung.S19:$Verteilung.T20])" office:value-type="float" office:value="257.111553362782" calcext:value-type="float">
            <text:p>257,111553362782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8" table:formula="of:=SUMPRODUCT([Zeit9.A1:.B3];[$Verteilung.B23:$Verteilung.C25])" office:value-type="float" office:value="42.0457022082577" calcext:value-type="float">
            <text:p>42,0457022082577</text:p>
          </table:table-cell>
          <table:table-cell table:style-name="ce48" table:formula="of:=SUMPRODUCT([Zeit9.A1:.C3];[$Verteilung.F23:$Verteilung.H25])" office:value-type="float" office:value="43.4194216217606" calcext:value-type="float">
            <text:p>43,4194216217606</text:p>
          </table:table-cell>
          <table:table-cell table:style-name="ce49" table:formula="of:=SUMPRODUCT([Zeit9.B1:.D3];[$Verteilung.$J$23:$Verteilung.$L$25])" office:value-type="float" office:value="41.7272863863481" calcext:value-type="float">
            <text:p>41,7272863863481</text:p>
          </table:table-cell>
          <table:table-cell table:style-name="ce50" table:formula="of:=SUMPRODUCT([Zeit9.C1:.E3];[$Verteilung.$J$23:$Verteilung.$L$25])" office:value-type="float" office:value="67.2399654251479" calcext:value-type="float">
            <text:p>67,2399654251479</text:p>
          </table:table-cell>
          <table:table-cell table:style-name="ce48" table:formula="of:=SUMPRODUCT([Zeit9.D1:.F3];[$Verteilung.N23:$Verteilung.P25])" office:value-type="float" office:value="128.069676813292" calcext:value-type="float">
            <text:p>128,069676813292</text:p>
          </table:table-cell>
          <table:table-cell table:style-name="ce48" table:formula="of:=SUMPRODUCT([Zeit9.E1:.F3];[$Verteilung.S23:$Verteilung.T25])" office:value-type="float" office:value="154.494719402431" calcext:value-type="float">
            <text:p>154,494719402431</text:p>
          </table:table-cell>
          <table:table-cell table:number-columns-repeated="8"/>
          <table:table-cell table:style-name="ce16" table:formula="of:=SUM([.A1:.F5])" office:value-type="float" office:value="2130.70140097958" calcext:value-type="float">
            <text:p>2130,70140097958</text:p>
          </table:table-cell>
          <table:table-cell table:number-columns-repeated="1009"/>
        </table:table-row>
        <table:table-row table:style-name="ro1">
          <table:table-cell table:style-name="ce48" table:formula="of:=SUMPRODUCT([Zeit9.A2:.B4];[$Verteilung.B27:$Verteilung.C29])" office:value-type="float" office:value="98.6586066448456" calcext:value-type="float">
            <text:p>98,6586066448456</text:p>
          </table:table-cell>
          <table:table-cell table:style-name="ce48" table:formula="of:=SUMPRODUCT([Zeit9.A2:.C4];[$Verteilung.F27:$Verteilung.H29])" office:value-type="float" office:value="82.6416668211006" calcext:value-type="float">
            <text:p>82,6416668211006</text:p>
          </table:table-cell>
          <table:table-cell table:style-name="ce49" table:formula="of:=SUMPRODUCT([Zeit9.B2:.D4];[$Verteilung.$J$27:$Verteilung.$L$29])" office:value-type="float" office:value="49.4285090953764" calcext:value-type="float">
            <text:p>49,4285090953764</text:p>
          </table:table-cell>
          <table:table-cell table:style-name="ce48" table:formula="of:=SUMPRODUCT([Zeit9.C2:.E4];[$Verteilung.$J$27:$Verteilung.$L$29])" office:value-type="float" office:value="43.7292433645761" calcext:value-type="float">
            <text:p>43,7292433645761</text:p>
          </table:table-cell>
          <table:table-cell table:style-name="ce48" table:formula="of:=SUMPRODUCT([Zeit9.D2:.F4];[$Verteilung.N27:$Verteilung.P29])" office:value-type="float" office:value="58.3037458245624" calcext:value-type="float">
            <text:p>58,3037458245624</text:p>
          </table:table-cell>
          <table:table-cell table:style-name="ce48" table:formula="of:=SUMPRODUCT([Zeit9.E2:.F4];[$Verteilung.S27:$Verteilung.T29])" office:value-type="float" office:value="62.123692612846" calcext:value-type="float">
            <text:p>62,123692612846</text:p>
          </table:table-cell>
          <table:table-cell table:number-columns-repeated="1018"/>
        </table:table-row>
        <table:table-row table:style-name="ro1">
          <table:table-cell table:style-name="ce48" table:formula="of:=SUMPRODUCT([Zeit9.A3:.B5];[$Verteilung.B31:$Verteilung.C33])" office:value-type="float" office:value="155.877918706811" calcext:value-type="float">
            <text:p>155,877918706811</text:p>
          </table:table-cell>
          <table:table-cell table:style-name="ce48" table:formula="of:=SUMPRODUCT([Zeit9.A3:.C5];[$Verteilung.F31:$Verteilung.H33])" office:value-type="float" office:value="111.326488369564" calcext:value-type="float">
            <text:p>111,326488369564</text:p>
          </table:table-cell>
          <table:table-cell table:style-name="ce48" table:formula="of:=SUMPRODUCT([Zeit9.B3:.D5];[$Verteilung.$J$31:$Verteilung.$L$33])" office:value-type="float" office:value="54.653049154478" calcext:value-type="float">
            <text:p>54,653049154478</text:p>
          </table:table-cell>
          <table:table-cell table:style-name="ce48" table:formula="of:=SUMPRODUCT([Zeit9.C3:.E5];[$Verteilung.$J$31:$Verteilung.$L$33])" office:value-type="float" office:value="26.800669066248" calcext:value-type="float">
            <text:p>26,800669066248</text:p>
          </table:table-cell>
          <table:table-cell table:style-name="ce48" table:formula="of:=SUMPRODUCT([Zeit9.D3:.F5];[$Verteilung.N31:$Verteilung.P33])" office:value-type="float" office:value="20.7788673082742" calcext:value-type="float">
            <text:p>20,7788673082742</text:p>
          </table:table-cell>
          <table:table-cell table:style-name="ce48" table:formula="of:=SUMPRODUCT([Zeit9.E3:.F5];[$Verteilung.S31:$Verteilung.T33])" office:value-type="float" office:value="15.310801108776" calcext:value-type="float">
            <text:p>15,310801108776</text:p>
          </table:table-cell>
          <table:table-cell table:number-columns-repeated="1018"/>
        </table:table-row>
        <table:table-row table:style-name="ro1">
          <table:table-cell table:style-name="ce48" table:formula="of:=SUMPRODUCT([Zeit9.A4:.B5];[$Verteilung.B36:$Verteilung.C37])" office:value-type="float" office:value="134.385363324622" calcext:value-type="float">
            <text:p>134,385363324622</text:p>
          </table:table-cell>
          <table:table-cell table:style-name="ce48" table:formula="of:=SUMPRODUCT([Zeit9.A4:.C5];[$Verteilung.F36:$Verteilung.H37])" office:value-type="float" office:value="105.438506952757" calcext:value-type="float">
            <text:p>105,438506952757</text:p>
          </table:table-cell>
          <table:table-cell table:style-name="ce48" table:formula="of:=SUMPRODUCT([Zeit9.B4:.D5];[$Verteilung.$J$36:$Verteilung.$L$37])" office:value-type="float" office:value="46.8924799931342" calcext:value-type="float">
            <text:p>46,8924799931342</text:p>
          </table:table-cell>
          <table:table-cell table:style-name="ce48" table:formula="of:=SUMPRODUCT([Zeit9.C4:.E5];[$Verteilung.$J$36:$Verteilung.$L$37])" office:value-type="float" office:value="16.6169148258026" calcext:value-type="float">
            <text:p>16,6169148258026</text:p>
          </table:table-cell>
          <table:table-cell table:style-name="ce48" table:formula="of:=SUMPRODUCT([Zeit9.D4:.F5];[$Verteilung.N36:$Verteilung.P37])" office:value-type="float" office:value="7.35466233260877" calcext:value-type="float">
            <text:p>7,35466233260877</text:p>
          </table:table-cell>
          <table:table-cell table:style-name="ce48" table:formula="of:=SUMPRODUCT([Zeit9.E4:.F5];[$Verteilung.S36:$Verteilung.T37])" office:value-type="float" office:value="4.14424668118568" calcext:value-type="float">
            <text:p>4,14424668118568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A1:Zeit10.F1 Zeit10.A4:Zeit10.F5 Zeit10.A2:Zeit10.B3 Zeit10.D2:Zeit10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C2:Zeit10.C3 Zeit10.D2:Zeit10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10" table:number-columns-repeated="1024" table:default-cell-style-name="Default"/>
        <table:table-row table:style-name="ro2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/>
          <table:table-cell table:number-columns-repeated="3"/>
          <table:table-cell table:style-name="ce64" office:value-type="string" calcext:value-type="string">
            <text:p>Die grünen Felder zeigen als Ergebnis die Summe der zugehörigen 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67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number-columns-repeated="2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3">
          <table:table-cell table:style-name="ce6" office:value-type="string" calcext:value-type="string">
            <text:p>Diffusionskoeffizient</text:p>
          </table:table-cell>
          <table:table-cell table:number-columns-repeated="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8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3">
          <table:table-cell/>
          <table:table-cell table:style-name="ce58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2" table:formula="of:=[.Q5]" office:value-type="float" office:value="0.829513105638569" calcext:value-type="float">
            <text:p>0,829513105638569</text:p>
          </table:table-cell>
          <table:table-cell table:style-name="ce13" table:formula="of:=[.T5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1" table:formula="of:=[.R5]" office:value-type="float" office:value="0.0629775284618455" calcext:value-type="float">
            <text:p>0,06297752846184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X5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1" table:formula="of:=[.V5]" office:value-type="float" office:value="0.0568641046305657" calcext:value-type="float">
            <text:p>0,056864104630566</text:p>
          </table:table-cell>
          <table:table-cell table:style-name="ce10" table:formula="of:=[.Y5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3" table:formula="of:=[.Q8]" office:value-type="float" office:value="0.0568641046305657" calcext:value-type="float">
            <text:p>0,056864104630566</text:p>
          </table:table-cell>
          <table:table-cell table:style-name="ce13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1" table:formula="of:=[.R8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1" table:formula="of:=[.V8]" office:value-type="float" office:value="0.0353553390593274" calcext:value-type="float">
            <text:p>0,035355339059327</text:p>
          </table:table-cell>
          <table:table-cell table:style-name="ce11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6]" office:value-type="float" office:value="0.0629775284618455" calcext:value-type="float">
            <text:p>0,062977528461846</text:p>
          </table:table-cell>
          <table:table-cell table:style-name="ce11" table:formula="of:=[.T6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6]" office:value-type="float" office:value="0.0445318374377398" calcext:value-type="float">
            <text:p>0,044531837437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X6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Y6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Q9]" office:value-type="float" office:value="0.748989698127554" calcext:value-type="float">
            <text:p>0,748989698127554</text:p>
          </table:table-cell>
          <table:table-cell table:style-name="ce11" table:formula="of:=[.T9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4]" office:value-type="float" office:value="0.65857864376269" calcext:value-type="float">
            <text:p>0,65857864376269</text:p>
          </table:table-cell>
          <table:table-cell table:style-name="ce13" table:formula="of:=[.L24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4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9]" office:value-type="float" office:value="0.05" calcext:value-type="float">
            <text:p>0,05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5]" office:value-type="float" office:value="0.05" calcext:value-type="float">
            <text:p>0,05</text:p>
          </table:table-cell>
          <table:table-cell table:style-name="ce13" table:formula="of:=[.L25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L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T8]" office:value-type="float" office:value="0.0353553390593274" calcext:value-type="float">
            <text:p>0,035355339059327</text:p>
          </table:table-cell>
          <table:table-cell table:style-name="ce13" table:formula="of:=[.U8]" office:value-type="float" office:value="0.05" calcext:value-type="float">
            <text:p>0,05</text:p>
          </table:table-cell>
          <table:table-cell table:style-name="ce13" table:formula="of:=[.V8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B24]" office:value-type="float" office:value="0.748989698127554" calcext:value-type="float">
            <text:p>0,748989698127554</text:p>
          </table:table-cell>
          <table:table-cell table:style-name="ce11" table:formula="of:=[.J24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T9]" office:value-type="float" office:value="0.05" calcext:value-type="float">
            <text:p>0,05</text:p>
          </table:table-cell>
          <table:table-cell table:style-name="ce12" table:formula="of:=[.U9]" office:value-type="float" office:value="0.65857864376269" calcext:value-type="float">
            <text:p>0,65857864376269</text:p>
          </table:table-cell>
          <table:table-cell table:style-name="ce13" table:formula="of:=[.V9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T10]" office:value-type="float" office:value="0.0353553390593274" calcext:value-type="float">
            <text:p>0,035355339059327</text:p>
          </table:table-cell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J29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B28]" office:value-type="float" office:value="0.748989698127554" calcext:value-type="float">
            <text:p>0,748989698127554</text:p>
          </table:table-cell>
          <table:table-cell table:style-name="ce11" table:formula="of:=[.J28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H32]/[.$O$9]" office:value-type="float" office:value="0.000568641046305657" calcext:value-type="float">
            <text:p>0,000568641046306</text:p>
          </table:table-cell>
          <table:table-cell table:style-name="ce12" table:formula="of:=[.T28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12]" office:value-type="float" office:value="0.0629775284618455" calcext:value-type="float">
            <text:p>0,062977528461846</text:p>
          </table:table-cell>
          <table:table-cell table:style-name="ce11" table:formula="of:=[.T12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12]" office:value-type="float" office:value="0.0445318374377398" calcext:value-type="float">
            <text:p>0,044531837437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X12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J29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Q13]" office:value-type="float" office:value="0.829513105638569" calcext:value-type="float">
            <text:p>0,829513105638569</text:p>
          </table:table-cell>
          <table:table-cell table:style-name="ce11" table:formula="of:=[.T13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12" table:formula="of:=[.U13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G37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K37]" office:value-type="float" office:value="0.748989698127554" calcext:value-type="float">
            <text:p>0,748989698127554</text:p>
          </table:table-cell>
          <table:table-cell table:style-name="ce13" table:formula="of:=[.X13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Y13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.00.0000</text:date>, <text:time style:data-style-name="N2" text:time-value="10:24:09.813002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17T15:24:38.934049000</dc:date>
    <dc:creator>Engelbert Niehaus</dc:creator>
    <meta:editing-duration>PT7H7M23S</meta:editing-duration>
    <meta:editing-cycles>14</meta:editing-cycles>
    <meta:generator>LibreOffice/6.0.6.2$MacOSX_X86_64 LibreOffice_project/0c292870b25a325b5ed35f6b45599d2ea4458e77</meta:generator>
    <meta:document-statistic meta:table-count="12" meta:cell-count="707" meta:object-count="0"/>
  </office:meta>
</office:document-meta>
</file>